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1" style:family="table-row">
      <style:table-row-properties style:row-height="1.125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0.792cm"/>
    </style:style>
    <style:style style:name="Tabela4.C" style:family="table-column">
      <style:table-column-properties style:column-width="0.21cm"/>
    </style:style>
    <style:style style:name="Tabela4.D" style:family="table-column">
      <style:table-column-properties style:column-width="0.43cm"/>
    </style:style>
    <style:style style:name="Tabela4.E" style:family="table-column">
      <style:table-column-properties style:column-width="0.101cm"/>
    </style:style>
    <style:style style:name="Tabela4.F" style:family="table-column">
      <style:table-column-properties style:column-width="0.319cm"/>
    </style:style>
    <style:style style:name="Tabela4.G" style:family="table-column">
      <style:table-column-properties style:column-width="0.326cm"/>
    </style:style>
    <style:style style:name="Tabela4.H" style:family="table-column">
      <style:table-column-properties style:column-width="1.623cm"/>
    </style:style>
    <style:style style:name="Tabela4.I" style:family="table-column">
      <style:table-column-properties style:column-width="0.406cm"/>
    </style:style>
    <style:style style:name="Tabela4.J" style:family="table-column">
      <style:table-column-properties style:column-width="0.455cm"/>
    </style:style>
    <style:style style:name="Tabela4.K" style:family="table-column">
      <style:table-column-properties style:column-width="0.542cm"/>
    </style:style>
    <style:style style:name="Tabela4.L" style:family="table-column">
      <style:table-column-properties style:column-width="0.866cm"/>
    </style:style>
    <style:style style:name="Tabela4.M" style:family="table-column">
      <style:table-column-properties style:column-width="0.231cm"/>
    </style:style>
    <style:style style:name="Tabela4.N" style:family="table-column">
      <style:table-column-properties style:column-width="0.199cm"/>
    </style:style>
    <style:style style:name="Tabela4.O" style:family="table-column">
      <style:table-column-properties style:column-width="0.106cm"/>
    </style:style>
    <style:style style:name="Tabela4.P" style:family="table-column">
      <style:table-column-properties style:column-width="0.381cm"/>
    </style:style>
    <style:style style:name="Tabela4.Q" style:family="table-column">
      <style:table-column-properties style:column-width="0.628cm"/>
    </style:style>
    <style:style style:name="Tabela4.R" style:family="table-column">
      <style:table-column-properties style:column-width="0.081cm"/>
    </style:style>
    <style:style style:name="Tabela4.S" style:family="table-column">
      <style:table-column-properties style:column-width="0.198cm"/>
    </style:style>
    <style:style style:name="Tabela4.T" style:family="table-column">
      <style:table-column-properties style:column-width="1.291cm"/>
    </style:style>
    <style:style style:name="Tabela4.U" style:family="table-column">
      <style:table-column-properties style:column-width="0.113cm"/>
    </style:style>
    <style:style style:name="Tabela4.V" style:family="table-column">
      <style:table-column-properties style:column-width="0.143cm"/>
    </style:style>
    <style:style style:name="Tabela4.X" style:family="table-column">
      <style:table-column-properties style:column-width="0.587cm"/>
    </style:style>
    <style:style style:name="Tabela4.Y" style:family="table-column">
      <style:table-column-properties style:column-width="0.423cm"/>
    </style:style>
    <style:style style:name="Tabela4.Z" style:family="table-column">
      <style:table-column-properties style:column-width="0.332cm"/>
    </style:style>
    <style:style style:name="Tabela4.a" style:family="table-column">
      <style:table-column-properties style:column-width="0.416cm"/>
    </style:style>
    <style:style style:name="Tabela4.b" style:family="table-column">
      <style:table-column-properties style:column-width="0.078cm"/>
    </style:style>
    <style:style style:name="Tabela4.c" style:family="table-column">
      <style:table-column-properties style:column-width="0.39cm"/>
    </style:style>
    <style:style style:name="Tabela4.d" style:family="table-column">
      <style:table-column-properties style:column-width="0.102cm"/>
    </style:style>
    <style:style style:name="Tabela4.e" style:family="table-column">
      <style:table-column-properties style:column-width="0.182cm"/>
    </style:style>
    <style:style style:name="Tabela4.f" style:family="table-column">
      <style:table-column-properties style:column-width="0.529cm"/>
    </style:style>
    <style:style style:name="Tabela4.h" style:family="table-column">
      <style:table-column-properties style:column-width="0.236cm"/>
    </style:style>
    <style:style style:name="Tabela4.i" style:family="table-column">
      <style:table-column-properties style:column-width="0.192cm"/>
    </style:style>
    <style:style style:name="Tabela4.j" style:family="table-column">
      <style:table-column-properties style:column-width="0.445cm"/>
    </style:style>
    <style:style style:name="Tabela4.k" style:family="table-column">
      <style:table-column-properties style:column-width="0.162cm"/>
    </style:style>
    <style:style style:name="Tabela4.l" style:family="table-column">
      <style:table-column-properties style:column-width="0.312cm"/>
    </style:style>
    <style:style style:name="Tabela4.m" style:family="table-column">
      <style:table-column-properties style:column-width="0.279cm"/>
    </style:style>
    <style:style style:name="Tabela4.n" style:family="table-column">
      <style:table-column-properties style:column-width="0.42cm"/>
    </style:style>
    <style:style style:name="Tabela4.o" style:family="table-column">
      <style:table-column-properties style:column-width="0.226cm"/>
    </style:style>
    <style:style style:name="Tabela4.p" style:family="table-column">
      <style:table-column-properties style:column-width="0.55cm"/>
    </style:style>
    <style:style style:name="Tabela4.q" style:family="table-column">
      <style:table-column-properties style:column-width="0.737cm"/>
    </style:style>
    <style:style style:name="Tabela4.r" style:family="table-column">
      <style:table-column-properties style:column-width="0.695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4.697cm" fo:background-color="transparent" fo:keep-together="auto">
        <style:background-image/>
      </style:table-row-properties>
    </style:style>
    <style:style style:name="Tabela4.6" style:family="table-row">
      <style:table-row-properties style:min-row-height="0.049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J23" style:family="table-cell">
      <style:table-cell-properties fo:padding="0.097cm" fo:border-left="0.05pt solid #000000" fo:border-right="none" fo:border-top="none" fo:border-bottom="0.05pt solid #000000"/>
    </style:style>
    <style:style style:name="Tabela4.A25" style:family="table-cell">
      <style:table-cell-properties style:vertical-align="middle" fo:padding="0.097cm" fo:border="none"/>
    </style:style>
    <style:style style:name="Tabela4.A26" style:family="table-cell">
      <style:table-cell-properties style:vertical-align="middle" fo:padding="0cm" fo:border="none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7" style:family="table-cell">
      <style:table-cell-properties style:vertical-align="middle" fo:padding="0.101cm" fo:border="0.05pt solid #000000"/>
    </style:style>
    <style:style style:name="Tabela4.W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8" style:family="table-cell">
      <style:table-cell-properties style:vertical-align="middle" fo:padding="0.101cm" fo:border="0.05pt solid #000000"/>
    </style:style>
    <style:style style:name="Tabela4.W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9" style:family="table-cell">
      <style:table-cell-properties style:vertical-align="middle" fo:padding="0.101cm" fo:border="0.05pt solid #000000"/>
    </style:style>
    <style:style style:name="Tabela4.W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0" style:family="table-cell">
      <style:table-cell-properties style:vertical-align="middle" fo:padding="0.101cm" fo:border="0.05pt solid #000000"/>
    </style:style>
    <style:style style:name="Tabela4.W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W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cm" fo:border="none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4" style:family="table-cell">
      <style:table-cell-properties style:vertical-align="middle" fo:padding="0.101cm" fo:border="0.05pt solid #000000"/>
    </style:style>
    <style:style style:name="Tabela4.W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5" style:family="table-cell">
      <style:table-cell-properties style:vertical-align="middle" fo:padding="0.101cm" fo:border="0.05pt solid #000000"/>
    </style:style>
    <style:style style:name="Tabela4.W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6" style:family="table-cell">
      <style:table-cell-properties style:vertical-align="middle" fo:padding="0.101cm" fo:border="0.05pt solid #000000"/>
    </style:style>
    <style:style style:name="Tabela4.W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7" style:family="table-cell">
      <style:table-cell-properties style:vertical-align="middle" fo:padding="0.101cm" fo:border="0.05pt solid #000000"/>
    </style:style>
    <style:style style:name="Tabela4.W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A40" style:family="table-cell">
      <style:table-cell-properties style:vertical-align="middle" fo:padding="0cm" fo:border="none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1" style:family="table-cell">
      <style:table-cell-properties style:vertical-align="middle" fo:padding="0.101cm" fo:border="0.05pt solid #000000"/>
    </style:style>
    <style:style style:name="Tabela4.W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2" style:family="table-cell">
      <style:table-cell-properties style:vertical-align="middle" fo:padding="0.101cm" fo:border="0.05pt solid #000000"/>
    </style:style>
    <style:style style:name="Tabela4.W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3" style:family="table-cell">
      <style:table-cell-properties style:vertical-align="middle" fo:padding="0.101cm" fo:border="0.05pt solid #000000"/>
    </style:style>
    <style:style style:name="Tabela4.W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44" style:family="table-cell">
      <style:table-cell-properties style:vertical-align="middle" fo:padding="0.101cm" fo:border="0.05pt solid #000000"/>
    </style:style>
    <style:style style:name="Tabela4.W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J47" style:family="table-cell">
      <style:table-cell-properties fo:padding="0.097cm" fo:border-left="0.05pt solid #000000" fo:border-right="none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X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o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X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o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a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d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o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1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C7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e76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4.77" style:family="table-row">
      <style:table-row-properties style:row-height="0.797cm" fo:background-color="transparent" fo:keep-together="auto">
        <style:background-image/>
      </style:table-row-properties>
    </style:style>
    <style:style style:name="Tabela4.e77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m77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78" style:family="table-row">
      <style:table-row-properties style:row-height="0.681cm" fo:background-color="transparent" fo:keep-together="auto">
        <style:background-image/>
      </style:table-row-properties>
    </style:style>
    <style:style style:name="Tabela4.A78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4.80" style:family="table-row">
      <style:table-row-properties style:row-height="0.75cm"/>
    </style:style>
    <style:style style:name="Tabela4.A80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R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Y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c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h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k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1" style:family="table-row">
      <style:table-row-properties style:row-height="0.75cm"/>
    </style:style>
    <style:style style:name="Tabela4.A8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R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h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k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82" style:family="table-row">
      <style:table-row-properties style:row-height="0.75cm"/>
    </style:style>
    <style:style style:name="Tabela4.A82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4.83" style:family="table-row">
      <style:table-row-properties style:row-height="0.683cm" fo:background-color="transparent" fo:keep-together="auto">
        <style:background-image/>
      </style:table-row-properties>
    </style:style>
    <style:style style:name="Tabela4.85" style:family="table-row">
      <style:table-row-properties style:row-height="0.75cm"/>
    </style:style>
    <style:style style:name="Tabela4.A8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P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X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a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g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m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P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g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m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8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4.97" style:family="table-row">
      <style:table-row-properties style:row-height="0.25cm"/>
    </style:style>
    <style:style style:name="Tabela4.A97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f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q9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8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f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q98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4.r98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9" style:family="table-cell">
      <style:table-cell-properties style:vertical-align="middle" fo:padding="0.097cm" fo:border="none"/>
    </style:style>
    <style:style style:name="Tabela4.A100" style:family="table-cell">
      <style:table-cell-properties style:vertical-align="middle" fo:padding="0.097cm" fo:border="none"/>
    </style:style>
    <style:style style:name="Tabela4.101" style:family="table-row">
      <style:table-row-properties style:min-row-height="0.011cm"/>
    </style:style>
    <style:style style:name="Tabela4.A101" style:family="table-cell">
      <style:table-cell-properties style:vertical-align="" fo:padding="0.049cm" fo:border="none"/>
    </style:style>
    <style:style style:name="Tabela4.B101" style:family="table-cell">
      <style:table-cell-properties style:vertical-align="" fo:padding="0.049cm" fo:border-left="0.05pt solid #000000" fo:border-right="none" fo:border-top="none" fo:border-bottom="none"/>
    </style:style>
    <style:style style:name="Tabela4.L101" style:family="table-cell">
      <style:table-cell-properties style:vertical-align="" fo:padding="0.049cm" fo:border-left="0.05pt solid #000000" fo:border-right="none" fo:border-top="none" fo:border-bottom="none"/>
    </style:style>
    <style:style style:name="Tabela4.N101" style:family="table-cell">
      <style:table-cell-properties style:vertical-align="" fo:padding="0.049cm" fo:border-left="0.05pt solid #000000" fo:border-right="none" fo:border-top="none" fo:border-bottom="none"/>
    </style:style>
    <style:style style:name="Tabela4.Q101" style:family="table-cell">
      <style:table-cell-properties style:vertical-align="" fo:padding="0.049cm" fo:border-left="0.05pt solid #000000" fo:border-right="none" fo:border-top="none" fo:border-bottom="none"/>
    </style:style>
    <style:style style:name="Tabela4.R101" style:family="table-cell">
      <style:table-cell-properties style:vertical-align="" fo:padding="0.049cm" fo:border-left="0.05pt solid #000000" fo:border-right="none" fo:border-top="none" fo:border-bottom="none"/>
    </style:style>
    <style:style style:name="Tabela4.U101" style:family="table-cell">
      <style:table-cell-properties style:vertical-align="" fo:padding="0.049cm" fo:border-left="0.05pt solid #000000" fo:border-right="none" fo:border-top="none" fo:border-bottom="none"/>
    </style:style>
    <style:style style:name="Tabela4.Z101" style:family="table-cell">
      <style:table-cell-properties style:vertical-align="" fo:padding="0.049cm" fo:border-left="0.05pt solid #000000" fo:border-right="none" fo:border-top="none" fo:border-bottom="none"/>
    </style:style>
    <style:style style:name="Tabela4.f101" style:family="table-cell">
      <style:table-cell-properties style:vertical-align="" fo:padding="0.049cm" fo:border-left="0.05pt solid #000000" fo:border-right="none" fo:border-top="none" fo:border-bottom="none"/>
    </style:style>
    <style:style style:name="Tabela4.j101" style:family="table-cell">
      <style:table-cell-properties style:vertical-align="" fo:padding="0.049cm" fo:border-left="0.05pt solid #000000" fo:border-right="none" fo:border-top="none" fo:border-bottom="none"/>
    </style:style>
    <style:style style:name="Tabela4.n101" style:family="table-cell">
      <style:table-cell-properties style:vertical-align="" fo:padding="0.049cm" fo:border-left="0.05pt solid #000000" fo:border-right="none" fo:border-top="none" fo:border-bottom="none"/>
    </style:style>
    <style:style style:name="Tabela4.q101" style:family="table-cell">
      <style:table-cell-properties style:vertical-align="" fo:padding="0.049cm" fo:border-left="0.05pt solid #000000" fo:border-right="none" fo:border-top="none" fo:border-bottom="none"/>
    </style:style>
    <style:style style:name="Tabela4.r101" style:family="table-cell">
      <style:table-cell-properties style:vertical-align="" fo:padding="0.049cm" fo:border-left="0.05pt solid #000000" fo:border-right="none" fo:border-top="none" fo:border-bottom="none"/>
    </style:style>
    <style:style style:name="Tabela4.A102" style:family="table-cell">
      <style:table-cell-properties style:vertical-align="middle" fo:padding="0.097cm" fo:border="none"/>
    </style:style>
    <style:style style:name="Tabela4.103" style:family="table-row">
      <style:table-row-properties fo:background-color="transparent" fo:keep-together="auto">
        <style:background-image/>
      </style:table-row-properties>
    </style:style>
    <style:style style:name="Tabela4.A103" style:family="table-cell">
      <style:table-cell-properties style:vertical-align="" fo:padding="0cm" fo:border="none"/>
    </style:style>
    <style:style style:name="Tabela4.B103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4.L103" style:family="table-cell">
      <style:table-cell-properties style:vertical-align="" fo:padding="0cm" fo:border-left="0.05pt solid #000000" fo:border-right="none" fo:border-top="none" fo:border-bottom="none"/>
    </style:style>
    <style:style style:name="Tabela4.N103" style:family="table-cell">
      <style:table-cell-properties style:vertical-align="" fo:padding="0cm" fo:border-left="0.05pt solid #000000" fo:border-right="none" fo:border-top="none" fo:border-bottom="none"/>
    </style:style>
    <style:style style:name="Tabela4.Q103" style:family="table-cell">
      <style:table-cell-properties style:vertical-align="" fo:padding="0cm" fo:border-left="0.05pt solid #000000" fo:border-right="none" fo:border-top="none" fo:border-bottom="none"/>
    </style:style>
    <style:style style:name="Tabela4.R103" style:family="table-cell">
      <style:table-cell-properties style:vertical-align="" fo:padding="0cm" fo:border-left="0.05pt solid #000000" fo:border-right="none" fo:border-top="none" fo:border-bottom="none"/>
    </style:style>
    <style:style style:name="Tabela4.U103" style:family="table-cell">
      <style:table-cell-properties style:vertical-align="" fo:padding="0cm" fo:border-left="0.05pt solid #000000" fo:border-right="none" fo:border-top="none" fo:border-bottom="none"/>
    </style:style>
    <style:style style:name="Tabela4.Z103" style:family="table-cell">
      <style:table-cell-properties style:vertical-align="" fo:padding="0cm" fo:border-left="0.05pt solid #000000" fo:border-right="none" fo:border-top="none" fo:border-bottom="none"/>
    </style:style>
    <style:style style:name="Tabela4.f103" style:family="table-cell">
      <style:table-cell-properties style:vertical-align="" fo:padding="0cm" fo:border-left="0.05pt solid #000000" fo:border-right="none" fo:border-top="none" fo:border-bottom="none"/>
    </style:style>
    <style:style style:name="Tabela4.j103" style:family="table-cell">
      <style:table-cell-properties style:vertical-align="" fo:padding="0cm" fo:border-left="0.05pt solid #000000" fo:border-right="none" fo:border-top="none" fo:border-bottom="none"/>
    </style:style>
    <style:style style:name="Tabela4.n103" style:family="table-cell">
      <style:table-cell-properties style:vertical-align="" fo:padding="0cm" fo:border-left="0.05pt solid #000000" fo:border-right="none" fo:border-top="none" fo:border-bottom="none"/>
    </style:style>
    <style:style style:name="Tabela4.q103" style:family="table-cell">
      <style:table-cell-properties style:vertical-align="" fo:padding="0cm" fo:border-left="0.05pt solid #000000" fo:border-right="none" fo:border-top="none" fo:border-bottom="none"/>
    </style:style>
    <style:style style:name="Tabela4.r103" style:family="table-cell">
      <style:table-cell-properties style:vertical-align="" fo:padding="0cm" fo:border-left="0.05pt solid #000000" fo:border-right="none" fo:border-top="none" fo:border-bottom="none"/>
    </style:style>
    <style:style style:name="Tabela4.A104" style:family="table-cell">
      <style:table-cell-properties style:vertical-align="middle" fo:padding="0.097cm" fo:border="none"/>
    </style:style>
    <style:style style:name="Tabela4.A10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0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107" style:family="table-row">
      <style:table-row-properties style:min-row-height="0.011cm" fo:background-color="transparent" fo:keep-together="auto">
        <style:background-image/>
      </style:table-row-properties>
    </style:style>
    <style:style style:name="Tabela4.A107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4.B107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4.108" style:family="table-row">
      <style:table-row-properties fo:background-color="transparent" fo:keep-together="auto">
        <style:background-image/>
      </style:table-row-properties>
    </style:style>
    <style:style style:name="Tabela4.A10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4.109" style:family="table-row">
      <style:table-row-properties fo:background-color="transparent" fo:keep-together="auto">
        <style:background-image/>
      </style:table-row-properties>
    </style:style>
    <style:style style:name="Tabela4.A109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4.B109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4.L109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4.110" style:family="table-row">
      <style:table-row-properties fo:background-color="transparent" fo:keep-together="auto">
        <style:background-image/>
      </style:table-row-properties>
    </style:style>
    <style:style style:name="Tabela4.A111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2" style:family="table-cell">
      <style:table-cell-properties style:vertical-align="middle" fo:padding="0.097cm" fo:border="none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1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1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1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10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9pt" fo:language="zxx" fo:country="none" fo:text-shadow="none" style:text-underline-style="none" fo:font-weight="normal" officeooo:paragraph-rsid="00bf3262" style:font-size-asian="9pt" style:language-asian="zxx" style:country-asian="none" style:font-weight-asian="normal" style:font-size-complex="9pt" style:language-complex="zxx" style:country-complex="none" style:font-weight-complex="normal" style:font-relief="none"/>
    </style:style>
    <style:style style:name="P11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1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1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bf3262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14" style:family="paragraph" style:parent-style-name="Dado_20_produt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15" style:family="paragraph" style:parent-style-name="Dado_20_produto_20_centralizad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16" style:family="paragraph" style:parent-style-name="Dado_20_produto_20_centralizado">
      <style:text-properties fo:font-variant="normal" fo:text-transform="none" style:font-name="DejaVu Sans2" fo:font-size="5pt" fo:text-shadow="none" officeooo:rsid="004cea86" officeooo:paragraph-rsid="00a58699" fo:background-color="transparent" style:font-size-asian="10.5pt" style:font-relief="none"/>
    </style:style>
    <style:style style:name="P17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6ce89" fo:background-color="transparent" style:font-size-asian="10.5pt" style:font-relief="none"/>
    </style:style>
    <style:style style:name="P18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8e0b3" fo:background-color="transparent" style:font-size-asian="10.5pt" style:font-relief="none"/>
    </style:style>
    <style:style style:name="P19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cbdd3" fo:background-color="transparent" style:font-size-asian="10.5pt" style:font-relief="none"/>
    </style:style>
    <style:style style:name="P20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d19e4" fo:background-color="transparent" style:font-size-asian="10.5pt" style:font-relief="none"/>
    </style:style>
    <style:style style:name="P21" style:family="paragraph" style:parent-style-name="Dado_20_produto_20_numérico">
      <style:text-properties fo:font-variant="normal" fo:text-transform="none" style:font-name="DejaVu Sans2" fo:font-size="5pt" fo:text-shadow="none" officeooo:paragraph-rsid="00acbdd3" fo:background-color="transparent" style:font-size-asian="10.5pt" style:font-relief="none"/>
    </style:style>
    <style:style style:name="P22" style:family="paragraph" style:parent-style-name="Dado_20_produto_20_numérico">
      <style:text-properties fo:font-variant="normal" fo:text-transform="none" style:font-name="DejaVu Sans2" fo:font-size="5pt" fo:text-shadow="none" officeooo:paragraph-rsid="00ad19e4" fo:background-color="transparent" style:font-size-asian="10.5pt" style:font-relief="none"/>
    </style:style>
    <style:style style:name="P23" style:family="paragraph" style:parent-style-name="Dado_20_produto_20_numérico">
      <style:text-properties fo:font-variant="normal" fo:text-transform="none" style:font-name="DejaVu Sans2" fo:font-size="5pt" fo:text-shadow="none" officeooo:paragraph-rsid="00ae2e05" fo:background-color="transparent" style:font-size-asian="10.5pt" style:font-relief="none"/>
    </style:style>
    <style:style style:name="P24" style:family="paragraph" style:parent-style-name="Table_20_Contents">
      <style:text-properties officeooo:paragraph-rsid="0087e73e"/>
    </style:style>
    <style:style style:name="P25" style:family="paragraph" style:parent-style-name="Dado_20_campo">
      <style:text-properties officeooo:paragraph-rsid="0087e73e"/>
    </style:style>
    <style:style style:name="P26" style:family="paragraph" style:parent-style-name="Descritivo_20_número">
      <style:text-properties officeooo:paragraph-rsid="0087e73e"/>
    </style:style>
    <style:style style:name="P27" style:family="paragraph" style:parent-style-name="Table_20_Contents">
      <style:text-properties officeooo:rsid="0030e65d" officeooo:paragraph-rsid="008a19b9"/>
    </style:style>
    <style:style style:name="P28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2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3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3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32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33" style:family="paragraph" style:parent-style-name="Table_20_Contents">
      <style:text-properties officeooo:paragraph-rsid="008a19b9"/>
    </style:style>
    <style:style style:name="P3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6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7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9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0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1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3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4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5" style:family="paragraph" style:parent-style-name="Dado_20_produto_20_centralizado">
      <style:text-properties officeooo:paragraph-rsid="008a19b9"/>
    </style:style>
    <style:style style:name="P46" style:family="paragraph" style:parent-style-name="Descritivo_20_campo">
      <style:text-properties officeooo:paragraph-rsid="008a19b9"/>
    </style:style>
    <style:style style:name="P47" style:family="paragraph" style:parent-style-name="Dado_20_campo">
      <style:text-properties officeooo:paragraph-rsid="008a19b9"/>
    </style:style>
    <style:style style:name="P48" style:family="paragraph" style:parent-style-name="Descritivo_20_número">
      <style:text-properties officeooo:paragraph-rsid="008a19b9"/>
    </style:style>
    <style:style style:name="P49" style:family="paragraph" style:parent-style-name="Descritivo_20_DANFE_20_entrada_2f_saída">
      <style:text-properties officeooo:paragraph-rsid="008a19b9"/>
    </style:style>
    <style:style style:name="P50" style:family="paragraph" style:parent-style-name="Descritivo_20_DANFE_20_geral">
      <style:text-properties officeooo:paragraph-rsid="008a19b9"/>
    </style:style>
    <style:style style:name="P51" style:family="paragraph" style:parent-style-name="Dado_20_chave">
      <style:text-properties officeooo:paragraph-rsid="008a19b9"/>
    </style:style>
    <style:style style:name="P52" style:family="paragraph" style:parent-style-name="Dado_20_variável">
      <style:text-properties officeooo:paragraph-rsid="008a19b9"/>
    </style:style>
    <style:style style:name="P53" style:family="paragraph" style:parent-style-name="Emitente_20_nome">
      <style:text-properties officeooo:paragraph-rsid="008a19b9"/>
    </style:style>
    <style:style style:name="P54" style:family="paragraph" style:parent-style-name="Descritivo_20_DANFE">
      <style:text-properties officeooo:paragraph-rsid="008a19b9"/>
    </style:style>
    <style:style style:name="P55" style:family="paragraph" style:parent-style-name="Table_20_Contents">
      <style:text-properties officeooo:paragraph-rsid="00935b8a"/>
    </style:style>
    <style:style style:name="P56" style:family="paragraph" style:parent-style-name="Descritivo_20_campo">
      <style:text-properties officeooo:paragraph-rsid="00935b8a"/>
    </style:style>
    <style:style style:name="P57" style:family="paragraph" style:parent-style-name="Dado_20_campo">
      <style:text-properties officeooo:paragraph-rsid="00935b8a"/>
    </style:style>
    <style:style style:name="P58" style:family="paragraph" style:parent-style-name="Descritivo_20_bloco">
      <style:text-properties officeooo:paragraph-rsid="00935b8a"/>
    </style:style>
    <style:style style:name="P59" style:family="paragraph" style:parent-style-name="Table_20_Contents">
      <style:text-properties officeooo:paragraph-rsid="009a485b"/>
    </style:style>
    <style:style style:name="P60" style:family="paragraph" style:parent-style-name="Descritivo_20_campo">
      <style:text-properties officeooo:paragraph-rsid="009a485b"/>
    </style:style>
    <style:style style:name="P61" style:family="paragraph" style:parent-style-name="Dado_20_campo">
      <style:text-properties officeooo:paragraph-rsid="009a485b"/>
    </style:style>
    <style:style style:name="P62" style:family="paragraph" style:parent-style-name="Descritivo_20_bloco">
      <style:text-properties officeooo:paragraph-rsid="009a485b"/>
    </style:style>
    <style:style style:name="P63" style:family="paragraph" style:parent-style-name="Table_20_Contents">
      <style:text-properties officeooo:paragraph-rsid="009d1037"/>
    </style:style>
    <style:style style:name="P64" style:family="paragraph" style:parent-style-name="Descritivo_20_campo">
      <style:text-properties officeooo:paragraph-rsid="009d1037"/>
    </style:style>
    <style:style style:name="P65" style:family="paragraph" style:parent-style-name="Dado_20_campo">
      <style:text-properties officeooo:paragraph-rsid="009d1037"/>
    </style:style>
    <style:style style:name="P66" style:family="paragraph" style:parent-style-name="Table_20_Contents">
      <style:text-properties officeooo:paragraph-rsid="00a0e19b"/>
    </style:style>
    <style:style style:name="P67" style:family="paragraph" style:parent-style-name="Descritivo_20_campo">
      <style:text-properties officeooo:paragraph-rsid="00a0e19b"/>
    </style:style>
    <style:style style:name="P68" style:family="paragraph" style:parent-style-name="Dado_20_campo">
      <style:text-properties officeooo:paragraph-rsid="00a0e19b"/>
    </style:style>
    <style:style style:name="P69" style:family="paragraph" style:parent-style-name="Table_20_Contents">
      <style:text-properties officeooo:paragraph-rsid="00a4854c"/>
    </style:style>
    <style:style style:name="P70" style:family="paragraph" style:parent-style-name="Descritivo_20_bloco">
      <style:text-properties officeooo:paragraph-rsid="00a4854c"/>
    </style:style>
    <style:style style:name="P71" style:family="paragraph" style:parent-style-name="Standard">
      <style:text-properties officeooo:paragraph-rsid="00a4854c"/>
    </style:style>
    <style:style style:name="P72" style:family="paragraph" style:parent-style-name="Table_20_Contents">
      <style:text-properties officeooo:paragraph-rsid="00ac32b6"/>
    </style:style>
    <style:style style:name="P73" style:family="paragraph" style:parent-style-name="Dado_20_produto">
      <style:text-properties officeooo:paragraph-rsid="00ac32b6"/>
    </style:style>
    <style:style style:name="P74" style:family="paragraph" style:parent-style-name="Descritivo_20_campo">
      <style:text-properties officeooo:paragraph-rsid="00ac32b6"/>
    </style:style>
    <style:style style:name="P75" style:family="paragraph" style:parent-style-name="Dado_20_campo">
      <style:text-properties officeooo:paragraph-rsid="00ac32b6"/>
    </style:style>
    <style:style style:name="P76" style:family="paragraph" style:parent-style-name="Descritivo_20_bloco">
      <style:text-properties officeooo:paragraph-rsid="00ac32b6"/>
    </style:style>
    <style:style style:name="P77" style:family="paragraph" style:parent-style-name="Standard">
      <style:text-properties officeooo:paragraph-rsid="00ac32b6"/>
    </style:style>
    <style:style style:name="P78" style:family="paragraph" style:parent-style-name="Standard">
      <style:paragraph-properties fo:break-before="auto" fo:break-after="auto"/>
      <style:text-properties officeooo:paragraph-rsid="00ac32b6"/>
    </style:style>
    <style:style style:name="P79" style:family="paragraph" style:parent-style-name="Footer">
      <style:text-properties officeooo:paragraph-rsid="00ac32b6"/>
    </style:style>
    <style:style style:name="P80" style:family="paragraph" style:parent-style-name="Table_20_Contents">
      <style:text-properties officeooo:paragraph-rsid="00c97245"/>
    </style:style>
    <style:style style:name="P8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3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5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7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8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9" style:family="paragraph" style:parent-style-name="Standard">
      <style:text-properties officeooo:paragraph-rsid="00907665"/>
    </style:style>
    <style:style style:name="P9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1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2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3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5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7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8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100" style:family="paragraph" style:parent-style-name="Dado_20_variável">
      <style:text-properties fo:font-size="8pt" officeooo:paragraph-rsid="008a19b9" style:font-size-asian="8pt" style:font-size-complex="8pt"/>
    </style:style>
    <style:style style:name="P10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10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07665" style:font-size-asian="7pt" style:font-weight-asian="bold" style:font-size-complex="7pt" style:font-weight-complex="bold"/>
    </style:style>
    <style:style style:name="P10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31a4e" style:font-size-asian="7pt" style:font-weight-asian="bold" style:font-size-complex="7pt" style:font-weight-complex="bold"/>
    </style:style>
    <style:style style:name="P104" style:family="paragraph" style:parent-style-name="Dado_20_variável">
      <style:text-properties fo:color="#ce181e" loext:opacity="100%" fo:font-size="7pt" fo:font-weight="bold" officeooo:paragraph-rsid="008a19b9" style:font-size-asian="7pt" style:font-weight-asian="bold" style:font-size-complex="7pt" style:font-weight-complex="bold"/>
    </style:style>
    <style:style style:name="P10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12pt" fo:font-weight="bold" officeooo:paragraph-rsid="00931a4e" style:font-size-asian="12pt" style:font-weight-asian="bold" style:font-size-complex="12pt" style:font-weight-complex="bold"/>
    </style:style>
    <style:style style:name="P106" style:family="paragraph" style:parent-style-name="Dado_20_variável">
      <style:text-properties fo:color="#ce181e" loext:opacity="100%" fo:font-size="12pt" fo:font-weight="bold" officeooo:paragraph-rsid="008a19b9" style:font-size-asian="12pt" style:font-weight-asian="bold" style:font-size-complex="12pt" style:font-weight-complex="bold"/>
    </style:style>
    <style:style style:name="P107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0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09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10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1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113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114" style:family="paragraph" style:parent-style-name="Dado_20_campo">
      <style:text-properties fo:font-weight="normal" officeooo:paragraph-rsid="009d1037" style:font-weight-asian="normal" style:font-weight-complex="normal"/>
    </style:style>
    <style:style style:name="P115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116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117" style:family="paragraph" style:parent-style-name="Descritivo_20_DANFE_20_geral">
      <style:text-properties fo:font-size="4pt" officeooo:paragraph-rsid="008a19b9" style:font-size-asian="3.5pt" style:font-size-complex="4pt"/>
    </style:style>
    <style:style style:name="P118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119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120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121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122" style:family="paragraph" style:parent-style-name="Descritivo_20_campo">
      <style:text-properties fo:font-size="2pt" officeooo:paragraph-rsid="008a19b9" style:font-size-asian="1.75pt" style:font-size-complex="2pt"/>
    </style:style>
    <style:style style:name="P123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124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125" style:family="paragraph" style:parent-style-name="Dado_20_produto">
      <style:text-properties style:font-name="DejaVu Sans2" fo:text-shadow="none" officeooo:paragraph-rsid="00a4854c" style:font-size-asian="10.5pt" style:font-relief="none"/>
    </style:style>
    <style:style style:name="P126" style:family="paragraph" style:parent-style-name="Standard">
      <style:text-properties style:font-name="DejaVu Sans2" fo:text-shadow="none" officeooo:paragraph-rsid="00a4854c" style:font-size-asian="10.5pt" style:font-relief="none"/>
    </style:style>
    <style:style style:name="P127" style:family="paragraph" style:parent-style-name="Descritivo_20_campo">
      <style:paragraph-properties fo:text-align="center" style:justify-single-word="false"/>
      <style:text-properties style:font-name="DejaVu Sans2" fo:text-shadow="none" officeooo:paragraph-rsid="00a4854c" style:font-size-asian="10.5pt" style:font-relief="none"/>
    </style:style>
    <style:style style:name="P128" style:family="paragraph" style:parent-style-name="Dado_20_produto">
      <style:text-properties style:font-name="DejaVu Sans" officeooo:paragraph-rsid="00a4854c"/>
    </style:style>
    <style:style style:name="P129" style:family="paragraph" style:parent-style-name="Dado_20_produto_20_centralizado">
      <style:text-properties style:font-name="DejaVu Sans" officeooo:paragraph-rsid="00a4854c"/>
    </style:style>
    <style:style style:name="P130" style:family="paragraph" style:parent-style-name="Dado_20_produto_20_numérico">
      <style:text-properties style:font-name="DejaVu Sans" officeooo:paragraph-rsid="00a4854c"/>
    </style:style>
    <style:style style:name="P131" style:family="paragraph" style:parent-style-name="Standard">
      <style:text-properties style:font-name="DejaVu Sans" officeooo:paragraph-rsid="00a4854c"/>
    </style:style>
    <style:style style:name="P132" style:family="paragraph" style:parent-style-name="Dado_20_produto_20_numérico">
      <style:text-properties style:font-name="DejaVu Sans" officeooo:paragraph-rsid="00a6ce89"/>
    </style:style>
    <style:style style:name="P133" style:family="paragraph" style:parent-style-name="Descritivo_20_campo">
      <style:paragraph-properties fo:text-align="center" style:justify-single-word="false"/>
      <style:text-properties style:font-name="DejaVu Sans" officeooo:paragraph-rsid="00a4854c"/>
    </style:style>
    <style:style style:name="P134" style:family="paragraph" style:parent-style-name="Dado_20_produto_20_numérico">
      <style:text-properties officeooo:paragraph-rsid="00a6ce89"/>
    </style:style>
    <style:style style:name="P135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136" style:family="paragraph" style:parent-style-name="Dado_20_campo">
      <style:paragraph-properties fo:text-align="start" style:justify-single-word="false"/>
      <style:text-properties officeooo:paragraph-rsid="009a485b"/>
    </style:style>
    <style:style style:name="P137" style:family="paragraph" style:parent-style-name="Frame_20_contents">
      <style:paragraph-properties fo:text-align="start" style:justify-single-word="false"/>
    </style:style>
    <style:style style:name="P138" style:family="paragraph" style:parent-style-name="Descritivo_20_campo">
      <style:text-properties officeooo:paragraph-rsid="009bef9b"/>
    </style:style>
    <style:style style:name="P139" style:family="paragraph" style:parent-style-name="Descritivo_20_bloco">
      <style:text-properties officeooo:paragraph-rsid="009bef9b"/>
    </style:style>
    <style:style style:name="P140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141" style:family="paragraph" style:parent-style-name="Dado_20_campo">
      <style:paragraph-properties fo:text-align="center" style:justify-single-word="false"/>
      <style:text-properties officeooo:paragraph-rsid="009a485b"/>
    </style:style>
    <style:style style:name="P142" style:family="paragraph" style:parent-style-name="Frame_20_contents">
      <style:paragraph-properties fo:text-align="center" style:justify-single-word="false"/>
    </style:style>
    <style:style style:name="P143" style:family="paragraph" style:parent-style-name="Descritivo_20_campo">
      <style:text-properties fo:font-size="5pt" officeooo:paragraph-rsid="0087e73e" style:font-size-asian="5pt" style:font-size-complex="5pt"/>
    </style:style>
    <style:style style:name="P144" style:family="paragraph" style:parent-style-name="Dado_20_campo">
      <style:paragraph-properties fo:text-align="end" style:justify-single-word="false"/>
      <style:text-properties officeooo:paragraph-rsid="00935b8a"/>
    </style:style>
    <style:style style:name="P145" style:family="paragraph" style:parent-style-name="Dado_20_campo">
      <style:paragraph-properties fo:text-align="end" style:justify-single-word="false"/>
      <style:text-properties officeooo:paragraph-rsid="009bef9b"/>
    </style:style>
    <style:style style:name="P146" style:family="paragraph" style:parent-style-name="Dado_20_campo">
      <style:paragraph-properties fo:text-align="end" style:justify-single-word="false"/>
      <style:text-properties officeooo:paragraph-rsid="009d1037"/>
    </style:style>
    <style:style style:name="P147" style:family="paragraph" style:parent-style-name="Dado_20_campo">
      <style:paragraph-properties fo:text-align="end" style:justify-single-word="false"/>
      <style:text-properties officeooo:paragraph-rsid="00ac32b6"/>
    </style:style>
    <style:style style:name="P148" style:family="paragraph" style:parent-style-name="Dado_20_campo">
      <style:paragraph-properties fo:text-align="end" style:justify-single-word="false"/>
      <style:text-properties officeooo:paragraph-rsid="00d7f93b"/>
    </style:style>
    <style:style style:name="P149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150" style:family="paragraph" style:parent-style-name="Dado_20_campo">
      <style:text-properties fo:font-weight="bold" officeooo:paragraph-rsid="00935b8a" style:font-weight-asian="bold" style:font-weight-complex="bold"/>
    </style:style>
    <style:style style:name="P151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152" style:family="paragraph" style:parent-style-name="Dado_20_campo">
      <style:text-properties fo:font-weight="bold" officeooo:paragraph-rsid="00a0e19b" style:font-weight-asian="bold" style:font-weight-complex="bold"/>
    </style:style>
    <style:style style:name="P153" style:family="paragraph" style:parent-style-name="Dado_20_campo">
      <style:text-properties officeooo:paragraph-rsid="0095f306"/>
    </style:style>
    <style:style style:name="P154" style:family="paragraph" style:parent-style-name="Dado_20_variável">
      <style:text-properties officeooo:paragraph-rsid="00bf3262"/>
    </style:style>
    <style:style style:name="P155" style:family="paragraph" style:parent-style-name="Descritivo_20_bloco">
      <style:text-properties officeooo:paragraph-rsid="00b909b3"/>
    </style:style>
    <style:style style:name="P156" style:family="paragraph" style:parent-style-name="Table_20_Contents">
      <style:text-properties officeooo:paragraph-rsid="00d5b342"/>
    </style:style>
    <style:style style:name="P157" style:family="paragraph" style:parent-style-name="Table_20_Contents">
      <style:text-properties officeooo:paragraph-rsid="00d70a44"/>
    </style:style>
    <style:style style:name="P158" style:family="paragraph" style:parent-style-name="Descritivo_20_campo">
      <style:text-properties officeooo:rsid="00d7c9a1" officeooo:paragraph-rsid="00d7c9a1"/>
    </style:style>
    <style:style style:name="P159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loext:opacity="100%" style:font-name="Liberation Serif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10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11" style:family="text">
      <style:text-properties fo:font-variant="normal" fo:text-transform="none" style:font-name="DejaVu Sans2" fo:font-size="5pt" fo:text-shadow="none" fo:background-color="transparent" loext:char-shading-value="0" style:font-size-asian="10.5pt" style:font-relief="none"/>
    </style:style>
    <style:style style:name="T12" style:family="text">
      <style:text-properties fo:color="#ce181e" loext:opacity="100%" fo:font-weight="bold" style:font-weight-asian="bold" style:font-weight-complex="bold"/>
    </style:style>
    <style:style style:name="T13" style:family="text">
      <style:text-properties officeooo:rsid="009a485b"/>
    </style:style>
    <style:style style:name="T14" style:family="text">
      <style:text-properties officeooo:rsid="009d1037"/>
    </style:style>
    <style:style style:name="T15" style:family="text">
      <style:text-properties officeooo:rsid="00511f41"/>
    </style:style>
    <style:style style:name="T16" style:family="text">
      <style:text-properties style:font-name="DejaVu Sans2" fo:text-shadow="none" style:font-size-asian="10.5pt" style:font-relief="none"/>
    </style:style>
    <style:style style:name="T17" style:family="text">
      <style:text-properties style:font-name="DejaVu Sans2" fo:text-shadow="none" officeooo:rsid="00511f41" style:font-size-asian="10.5pt" style:font-relief="none"/>
    </style:style>
    <style:style style:name="T18" style:family="text">
      <style:text-properties officeooo:rsid="00a4854c"/>
    </style:style>
    <style:style style:name="T19" style:family="text">
      <style:text-properties style:font-name="DejaVu Sans"/>
    </style:style>
    <style:style style:name="T20" style:family="text">
      <style:text-properties officeooo:rsid="00aa5443"/>
    </style:style>
    <style:style style:name="T21" style:family="text">
      <style:text-properties style:font-name="Liberation Serif" fo:font-size="9pt" style:font-size-asian="9pt" style:font-size-complex="9pt"/>
    </style:style>
    <style:style style:name="T22" style:family="text">
      <style:text-properties officeooo:rsid="00c0fe53"/>
    </style:style>
    <style:style style:name="T23" style:family="text">
      <style:text-properties officeooo:rsid="00e0cb33"/>
    </style:style>
    <style:style style:name="T24" style:family="text">
      <style:text-properties officeooo:rsid="00dfe069"/>
    </style:style>
    <style:style style:name="T25" style:family="text">
      <style:text-properties officeooo:rsid="00d73a4e"/>
    </style:style>
    <style:style style:name="T26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formata_base_icms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  <text:user-field-decl office:value-type="string" office:string-value="danfe.object_xml.NFe.infNFe.dest.xNome" text:name="py3o.danfe.object_xml.NFe.infNFe.dest.xNome"/>
        <text:user-field-decl office:value-type="string" office:string-value="det.imposto.ICMS.base_icms" text:name="py3o.det.imposto.ICMS.base_icms"/>
        <text:user-field-decl office:value-type="string" office:string-value="det.base_icms" text:name="py3o.det.base_icms"/>
        <text:user-field-decl office:value-type="string" office:string-value="det.valor_icms" text:name="py3o.det.valor_icms"/>
        <text:user-field-decl office:value-type="string" office:string-value="det.aliquota_icms" text:name="py3o.det.aliquota_icms"/>
        <text:user-field-decl office:value-type="string" office:string-value="danfe.object_xml.NFe.cnpj_endereco_retirada_formatado" text:name="py3o.danfe.object_xml.NFe.cnpj_endereco_retirada_formatado"/>
        <text:user-field-decl office:value-type="string" office:string-value="danfe.object_xml.NFe.cnpj_endereco_entrega_formatado" text:name="py3o.danfe.object_xml.NFe.cnpj_endereco_entrega_formatado"/>
        <text:user-field-decl office:value-type="string" office:string-value="danfe.object_xml.NFe.infNFe.total.ICMSTot.vPIS" text:name="py3o.danfe.object_xml.NFe.infNFe.total.ICMSTot.vPIS"/>
        <text:user-field-decl office:value-type="string" office:string-value="danfe.object_xml.NFe.infNFe.total.ICMSTot.vCOFINS" text:name="py3o.danfe.object_xml.NFe.infNFe.total.ICMSTot.vCOFINS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24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43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25"/>
            <text:p text:style-name="P25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26">NF-e</text:p>
            <text:p text:style-name="P26"><text:user-field-get text:name="py3o.danfe.object_xml.NFe.numero_formatado">danfe.object_xml.NFenumero_formatado</text:user-field-get></text:p>
            <text:p text:style-name="P26"><text:user-field-get text:name="py3o.danfe.object_xml.NFe.serie_formatada">danfe.object_xml.NFe.serie_formatada</text:user-field-get></text:p>
            <text:p text:style-name="P26"/>
          </table:table-cell>
        </table:table-row>
        <table:table-row table:style-name="Tabela2.2">
          <table:table-cell table:style-name="Tabela2.A3" office:value-type="string">
            <text:p text:style-name="P143">Data de Recebimento</text:p>
            <text:p text:style-name="P25"/>
          </table:table-cell>
          <table:table-cell table:style-name="Tabela2.B3" table:number-columns-spanned="4" office:value-type="string">
            <text:p text:style-name="P143">Identificação e assinatura do recebedor</text:p>
            <text:p text:style-name="P25"/>
          </table:table-cell>
          <table:covered-table-cell/>
          <table:covered-table-cell/>
          <table:covered-table-cell/>
          <table:covered-table-cell table:style-name="Tabela2.F2"/>
        </table:table-row>
        <table:table-row table:style-name="Tabela2.4">
          <table:table-cell table:style-name="Tabela2.A1" table:number-columns-spanned="6" office:value-type="string">
            <text:p text:style-name="P24"><draw:line text:anchor-type="paragraph" draw:z-index="0" draw:name="Forma1" draw:style-name="gr1" draw:text-style-name="P159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5" table:number-columns-spanned="6" office:value-type="string"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27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3"><text:a xlink:type="simple" xlink:href="py3o://if=%22not%20danfe.object_xml.protNFe.infProt.nProt.text%22" text:style-name="Internet_20_link" text:visited-style-name="Visited_20_Internet_20_Link"><text:span text:style-name="T22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53"><text:user-field-get text:name="py3o.danfe.object_xml.NFe.infNFe.emit.xNome">danfe.object_xml.NFe.infNFe.emit.xNome</text:user-field-get></text:p>
            <text:p text:style-name="P109"><text:line-break/><text:user-field-get text:name="py3o.danfe.object_xml.NFe.endereco_emitente_formatado_linha_1">danfe.object_xml.NFe.endereco_emitente_formatado_linha_1</text:user-field-get></text:p>
            <text:p text:style-name="P109"><text:user-field-get text:name="py3o.danfe.object_xml.NFe.endereco_emitente_formatado_linha_2">danfe.object_xml.NFe.endereco_emitente_formatado_linha_2</text:user-field-get></text:p>
            <text:p text:style-name="P109"><text:user-field-get text:name="py3o.danfe.object_xml.NFe.endereco_emitente_formatado_linha_3">danfe.object_xml.NFe.endereco_emitente_formatado_linha_3</text:user-field-get></text:p>
            <text:p text:style-name="P109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4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0">DOCUMENTO AUXILIAR DA NOTA FISCAL ELETRÔNICA</text:p>
            <text:p text:style-name="P50">versão</text:p>
            <text:p text:style-name="P50"><text:user-field-get text:name="py3o.danfe.object_xml.NFe.versao">danfe.object_xml.NFe.versao</text:user-field-get></text:p>
            <text:p text:style-name="P50"/>
            <text:p text:style-name="P117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48"><text:user-field-get text:name="py3o.danfe.object_xml.NFe.numero_formatado">danfe.object_xml.NFenumero_formatado</text:user-field-get></text:p>
            <text:p text:style-name="P48"><text:user-field-get text:name="py3o.danfe.object_xml.NFe.serie_formatada">danfe.object_xml.NFe.serie_formatada</text:user-field-get></text:p>
            <text:p text:style-name="P48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28"><draw:frame draw:style-name="fr4" draw:name="py3o.image(danfe.object_xml.NFe.chave_imagem, 'png', isb64=True, dummy=1)" text:anchor-type="paragraph" svg:width="6.001cm" svg:height="0.801cm" draw:z-index="5"><draw:text-box><text:p text:style-name="P142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9" table:number-columns-spanned="2" office:value-type="string">
            <text:p text:style-name="P46">Chave de acesso</text:p>
            <text:p text:style-name="P46"/>
            <text:p text:style-name="P5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104">Impresso para simples conferência</text:p>
            <text:p text:style-name="P104">Informações não transmitidas a nenhuma<text:line-break/>SEFAZ autorizadora</text:p>
            <text:p text:style-name="P106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4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6">Natureza da Operação</text:p>
            <text:p text:style-name="P4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6">Protocolo de autorização</text:p>
            <text:p text:style-name="P122"/>
            <text:p text:style-name="P100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3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2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53"><text:user-field-get text:name="py3o.danfe.object_xml.NFe.infNFe.emit.xNome">danfe.object_xml.NFe.infNFe.emit.xNome</text:user-field-get></text:p>
            <text:p text:style-name="P109"><text:line-break/><text:user-field-get text:name="py3o.danfe.object_xml.NFe.endereco_emitente_formatado_linha_1">danfe.object_xml.NFe.endereco_emitente_formatado_linha_1</text:user-field-get></text:p>
            <text:p text:style-name="P109"><text:user-field-get text:name="py3o.danfe.object_xml.NFe.endereco_emitente_formatado_linha_2">danfe.object_xml.NFe.endereco_emitente_formatado_linha_2</text:user-field-get></text:p>
            <text:p text:style-name="P109"><text:user-field-get text:name="py3o.danfe.object_xml.NFe.endereco_emitente_formatado_linha_3">danfe.object_xml.NFe.endereco_emitente_formatado_linha_3</text:user-field-get></text:p>
            <text:p text:style-name="P109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4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0">DOCUMENTO AUXILIAR DA NOTA FISCAL ELETRÔNICA</text:p>
            <text:p text:style-name="P50">versão <text:user-field-get text:name="py3o.danfe.object_xml.NFe.versao">danfe.object_xml.NFe.versao</text:user-field-get></text:p>
            <text:p text:style-name="P50"/>
            <text:p text:style-name="P117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48"><text:user-field-get text:name="py3o.danfe.object_xml.NFe.numero_formatado">danfe.object_xml.NFenumero_formatado</text:user-field-get></text:p>
            <text:p text:style-name="P48"><text:user-field-get text:name="py3o.danfe.object_xml.NFe.serie_formatada">danfe.object_xml.NFe.serie_formatada</text:user-field-get></text:p>
            <text:p text:style-name="P48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28"><draw:frame draw:style-name="fr5" draw:name="py3o.image(danfe.object_xml.NFe.chave_imagem, 'png', isb64=True, dummy=2)" text:anchor-type="paragraph" svg:width="6.001cm" svg:height="0.801cm" draw:z-index="3"><draw:text-box><text:p text:style-name="P142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16" table:number-columns-spanned="2" office:value-type="string">
            <text:p text:style-name="P46">Chave de acesso</text:p>
            <text:p text:style-name="P46"/>
            <text:p text:style-name="P5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52">Consulta de autenticidade no portal nacional da NF-e</text:p>
            <text:p text:style-name="P52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4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6">Natureza da Operação</text:p>
            <text:p text:style-name="P4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6">Protocolo de autorização</text:p>
            <text:p text:style-name="P122"/>
            <text:p text:style-name="P100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3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4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2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37"><text:user-field-get text:name="py3o.danfe.object_xml.NFe.infNFe.emit.xNome">danfe.object_xml.NFe.infNFe.emit.xNome</text:user-field-get></text:p>
            <text:p text:style-name="P107"><text:line-break/><text:user-field-get text:name="py3o.danfe.object_xml.NFe.endereco_emitente_formatado_linha_1">danfe.object_xml.NFe.endereco_emitente_formatado_linha_1</text:user-field-get></text:p>
            <text:p text:style-name="P107"><text:user-field-get text:name="py3o.danfe.object_xml.NFe.endereco_emitente_formatado_linha_2">danfe.object_xml.NFe.endereco_emitente_formatado_linha_2</text:user-field-get></text:p>
            <text:p text:style-name="P107"><text:user-field-get text:name="py3o.danfe.object_xml.NFe.endereco_emitente_formatado_linha_3">danfe.object_xml.NFe.endereco_emitente_formatado_linha_3</text:user-field-get></text:p>
            <text:p text:style-name="P107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43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40">DOCUMENTO AUXILIAR DA NOTA FISCAL ELETRÔNICA</text:p>
            <text:p text:style-name="P40">versão <text:user-field-get text:name="py3o.danfe.object_xml.NFe.versao">danfe.object_xml.NFe.versao</text:user-field-get></text:p>
            <text:p text:style-name="P40"/>
            <text:p text:style-name="P116"/>
            <text:p text:style-name="P38">       0 – entrada</text:p>
            <text:p text:style-name="P38">       1 – saída</text:p>
            <text:p text:style-name="P38"/>
            <text:p text:style-name="P38"/>
            <text:p text:style-name="P44"><text:user-field-get text:name="py3o.danfe.object_xml.NFe.numero_formatado">danfe.object_xml.NFenumero_formatado</text:user-field-get></text:p>
            <text:p text:style-name="P44"><text:user-field-get text:name="py3o.danfe.object_xml.NFe.serie_formatada">danfe.object_xml.NFe.serie_formatada</text:user-field-get></text:p>
            <text:p text:style-name="P44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31"><draw:frame draw:style-name="fr4" draw:name="Quadro17" text:anchor-type="paragraph" svg:width="6.001cm" svg:height="0.801cm" draw:z-index="1"><draw:text-box><text:p text:style-name="P142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23" table:number-columns-spanned="2" office:value-type="string">
            <text:p text:style-name="P42">Chave de acesso</text:p>
            <text:p text:style-name="P42"/>
            <text:p text:style-name="P4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35">A circulação da mercadoria foi <text:span text:style-name="T12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39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2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2">Protocolo de denegação</text:p>
            <text:p text:style-name="P121"/>
            <text:p text:style-name="P99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A27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42">Inscrição estadual</text:p>
            <text:p text:style-name="P36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42">Inscrição estadual do substituto tributário</text:p>
            <text:p text:style-name="P36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42">CNPJ</text:p>
            <text:p text:style-name="P108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T"/>
        <table:table-column table:style-name="Tabela4.U"/>
        <table:table-column table:style-name="Tabela4.V"/>
        <table:table-column table:style-name="Tabela4.G"/>
        <table:table-column table:style-name="Tabela4.X"/>
        <table:table-column table:style-name="Tabela4.Y"/>
        <table:table-column table:style-name="Tabela4.Z"/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K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row table:style-name="Tabela4.1">
          <table:table-cell table:style-name="Tabela4.A1" table:number-columns-spanned="44" office:value-type="string">
            <text:p text:style-name="P81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81"><text:a xlink:type="simple" xlink:href="py3o://if=%22not%20danfe.object_xml.protNFe.infProt.nProt.text%22" text:style-name="Internet_20_link" text:visited-style-name="Visited_20_Internet_20_Link"><text:span text:style-name="T6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py3o.image(danfe.logo, 'png', isb64=True,dummy=1)" text:anchor-type="char" svg:width="3.799cm" svg:height="3.2cm" draw:z-index="8"><draw:text-box><text:p text:style-name="P137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text:soft-page-break/></text:p>
            <text:p text:style-name="P115"><text:line-break/><text:user-field-get text:name="py3o.danfe.object_xml.NFe.endereco_emitente_formatado_linha_1">danfe.object_xml.NFe.endereco_emitente_formatado_linha_1</text:user-field-get></text:p>
            <text:p text:style-name="P115"><text:user-field-get text:name="py3o.danfe.object_xml.NFe.endereco_emitente_formatado_linha_2">danfe.object_xml.NFe.endereco_emitente_formatado_linha_2</text:user-field-get></text:p>
            <text:p text:style-name="P115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10" office:value-type="string">
            <text:p text:style-name="P87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<text:soft-page-break/>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8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py3o.image(danfe.object_xml.NFe.chave_imagem, 'png', isb64=True, dummy=4)" text:anchor-type="paragraph" svg:width="6.001cm" svg:height="0.801cm" draw:z-index="12"><draw:text-box><text:p text:style-name="P14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02">Impresso para simples conferência</text:p>
            <text:p text:style-name="P102">Informações não transmitidas a nenhuma<text:line-break/>SEFAZ autorizadora</text:p>
            <text:p text:style-name="P12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3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4" office:value-type="string">
            <text:p text:style-name="P81"><text:a xlink:type="simple" xlink:href="py3o://if=%22danfe.protNFe.infProt.nProt.text%20and%20danfe.protNFe.infProt.cStat%20not%20in%20('110',%20'301',%20'302')%22" text:style-name="Internet_20_link" text:visited-style-name="Visited_20_Internet_20_Link"><text:span text:style-name="T9">if="danfe.protNFe.infProt.nProt.tex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Quadro2" text:anchor-type="char" svg:width="3.799cm" svg:height="3.2cm" draw:z-index="14"><draw:text-box><text:p text:style-name="P13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15"><text:line-break/><text:user-field-get text:name="py3o.danfe.object_xml.NFe.endereco_emitente_formatado_linha_1">danfe.object_xml.NFe.endereco_emitente_formatado_linha_1</text:user-field-get></text:p>
            <text:p text:style-name="P115"><text:user-field-get text:name="py3o.danfe.object_xml.NFe.endereco_emitente_formatado_linha_2">danfe.object_xml.NFe.endereco_emitente_formatado_linha_2</text:user-field-get></text:p>
            <text:p text:style-name="P115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10" office:value-type="string">
            <text:p text:style-name="P87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8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Quadro11" text:anchor-type="paragraph" svg:width="6.001cm" svg:height="0.801cm" draw:z-index="18"><draw:text-box><text:p text:style-name="P14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54">Consulta de autenticidade no portal nacional da NF-e</text:p>
            <text:p text:style-name="P13"><text:a xlink:type="simple" xlink:href="http://www.nfe.fazenda.gov.br/" text:style-name="Internet_20_link" text:visited-style-name="Visited_20_Internet_20_Link"><text:span text:style-name="T21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3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4" office:value-type="string">
            <text:p text:style-name="P81"><text:a xlink:type="simple" xlink:href="py3o://if=%22danfe.protNFe.infProt.nProt.text%20and%20danfe.protNFe.infProt.cStat%20in%20('110',%20'301',%20'302')%22" text:style-name="Internet_20_link" text:visited-style-name="Visited_20_Internet_20_Link"><text:span text:style-name="T9">if="danfe.protNFe.infProt.nProt.tex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Quadro8" text:anchor-type="char" svg:width="3.799cm" svg:height="3.2cm" draw:z-index="21"><draw:text-box><text:p text:style-name="P13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15"><text:line-break/><text:user-field-get text:name="py3o.danfe.object_xml.NFe.endereco_emitente_formatado_linha_1">danfe.object_xml.NFe.endereco_emitente_formatado_linha_1</text:user-field-get></text:p>
            <text:p text:style-name="P115"><text:user-field-get text:name="py3o.danfe.object_xml.NFe.endereco_emitente_formatado_linha_2">danfe.object_xml.NFe.endereco_emitente_formatado_linha_2</text:user-field-get></text:p>
            <text:p text:style-name="P115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10" office:value-type="string">
            <text:p text:style-name="P87"><draw:frame draw:style-name="fr1" draw:name="Quadro9" text:anchor-type="paragraph" svg:x="2.2cm" svg:y="1.6cm" svg:width="0.815cm" svg:height="0.794cm" draw:z-index="2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8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Quadro7" text:anchor-type="paragraph" svg:width="6.001cm" svg:height="0.801cm" draw:z-index="24"><draw:text-box><text:p text:style-name="P14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0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3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86">Inscrição estadual</text:p>
            <text:p text:style-name="P82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7" office:value-type="string">
            <text:p text:style-name="P86">Inscrição estadual do substituto tributário</text:p>
            <text:p text:style-name="P82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23" table:number-columns-spanned="35" office:value-type="string">
            <text:p text:style-name="P86">CNPJ</text:p>
            <text:p text:style-name="P112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5" table:number-columns-spanned="44" office:value-type="string">
            <text:p text:style-name="P90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4" office:value-type="string">
            <text:p text:style-name="P90"><text:a xlink:type="simple" xlink:href="py3o://if=%22not%20danfe.object_xml.protNFe.infProt.nProt.text%22" text:style-name="Internet_20_link" text:visited-style-name="Visited_20_Internet_20_Link"><text:span text:style-name="T22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27" table:number-rows-spanned="3" table:number-columns-spanned="12" office:value-type="string">
            <text:p text:style-name="P111"><draw:frame draw:style-name="fr2" draw:name="py3o.image(danfe.cabecalho, 'png', isb64=True,dummy=1)" text:anchor-type="char" svg:width="7.8cm" svg:height="3.2cm" draw:z-index="20"><draw:text-box><text:p text:style-name="P137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27" table:number-rows-spanned="4" table:number-columns-spanned="10" office:value-type="string">
            <text:p text:style-name="P97"><draw:frame draw:style-name="fr1" draw:name="Quadro10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9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soft-page-break/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2" office:value-type="string">
            <text:p text:style-name="P30"><draw:frame draw:style-name="fr4" draw:name="py3o.image(danfe.object_xml.NFe.chave_imagem, 'png', isb64=True, dummy=7)" text:anchor-type="paragraph" svg:width="6.001cm" svg:height="0.801cm" draw:z-index="19"><draw:text-box><text:p text:style-name="P14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8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2" office:value-type="string">
            <text:p text:style-name="P103">Impresso para simples conferência</text:p>
            <text:p text:style-name="P103">Informações não transmitidas a nenhuma<text:line-break/>SEFAZ autorizadora</text:p>
            <text:p text:style-name="P105"><text:soft-page-break/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30" table:number-columns-spanned="12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96">Protocolo de autorização</text:p>
            <text:p text:style-name="P124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4" office:value-type="string">
            <text:p text:style-name="P90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2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27" table:number-rows-spanned="3" table:number-columns-spanned="12" office:value-type="string">
            <text:p text:style-name="P111"><draw:frame draw:style-name="fr2" draw:name="Quadro12" text:anchor-type="char" svg:width="7.8cm" svg:height="3.2cm" draw:z-index="17"><draw:text-box><text:p text:style-name="P13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27" table:number-rows-spanned="4" table:number-columns-spanned="10" office:value-type="string">
            <text:p text:style-name="P97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9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2" office:value-type="string">
            <text:p text:style-name="P30"><draw:frame draw:style-name="fr4" draw:name="Quadro18" text:anchor-type="paragraph" svg:width="6.001cm" svg:height="0.801cm" draw:z-index="13"><draw:text-box><text:p text:style-name="P14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5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2" office:value-type="string">
            <text:p text:style-name="P154">Consulta de autenticidade no portal nacional da NF-e</text:p>
            <text:p text:style-name="P13"><text:a xlink:type="simple" xlink:href="http://www.nfe.fazenda.gov.br/" text:style-name="Internet_20_link" text:visited-style-name="Visited_20_Internet_20_Link"><text:span text:style-name="T21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30" table:number-columns-spanned="12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96">Protocolo de autorização</text:p>
            <text:p text:style-name="P124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draw:frame draw:style-name="fr3" draw:name="Quadro14" text:anchor-type="paragraph" svg:x="12.201cm" svg:y="1.288cm" svg:width="6.001cm" svg:height="0.801cm" draw:z-index="11"><draw:text-box><text:p text:style-name="P142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4" office:value-type="string">
            <text:p text:style-name="P90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2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27" table:number-rows-spanned="3" table:number-columns-spanned="12" office:value-type="string">
            <text:p text:style-name="P111"><draw:frame draw:style-name="fr2" draw:name="Quadro15" text:anchor-type="char" svg:width="7.8cm" svg:height="3.2cm" draw:z-index="9"><draw:text-box><text:p text:style-name="P13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27" table:number-rows-spanned="4" table:number-columns-spanned="10" office:value-type="string">
            <text:p text:style-name="P97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9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2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42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2" office:value-type="string">
            <text:p text:style-name="P10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30" table:number-columns-spanned="12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96">Protocolo de autorização</text:p>
            <text:p text:style-name="P124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7">
          <table:table-cell table:style-name="Tabela4.A47" table:number-columns-spanned="2" office:value-type="string">
            <text:p text:style-name="P96">Inscrição estadual</text:p>
            <text:p text:style-name="P91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7" office:value-type="string">
            <text:p text:style-name="P96">Inscrição estadual do substituto tributário</text:p>
            <text:p text:style-name="P91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47" table:number-columns-spanned="35" office:value-type="string">
            <text:p text:style-name="P96">CNPJ</text:p>
            <text:p text:style-name="P110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44" office:value-type="string">
            <text:p text:style-name="P58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0" table:number-columns-spanned="23" office:value-type="string">
            <text:p text:style-name="P56">Razão Social/Nome</text:p>
            <text:p text:style-name="P57"><text:user-field-get text:name="py3o.danfe.object_xml.NFe.infNFe.dest.xNome">danfe.object_xml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50" table:number-columns-spanned="17" office:value-type="string">
            <text:p text:style-name="P56">CNPJ/CPF</text:p>
            <text:p text:style-name="P150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50" table:number-columns-spanned="4" office:value-type="string">
            <text:p text:style-name="P56">Data da emissão</text:p>
            <text:p text:style-name="P149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4.51">
          <table:table-cell table:style-name="Tabela4.A50" table:number-columns-spanned="23" office:value-type="string">
            <text:p text:style-name="P56">Endereço</text:p>
            <text:p text:style-name="P57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51" table:number-columns-spanned="11" office:value-type="string">
            <text:p text:style-name="P56">Bairro</text:p>
            <text:p text:style-name="P57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51" table:number-columns-spanned="6" office:value-type="string">
            <text:p text:style-name="P56">CEP</text:p>
            <text:p text:style-name="P57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o51" table:number-columns-spanned="4" office:value-type="string">
            <text:p text:style-name="P56">Data da entrada/saída</text:p>
            <text:p text:style-name="P149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8" office:value-type="string">
            <text:p text:style-name="P56">Município</text:p>
            <text:p text:style-name="P57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2" table:number-columns-spanned="8" office:value-type="string">
            <text:p text:style-name="P56">Fone</text:p>
            <text:p text:style-name="P57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2" table:number-columns-spanned="3" office:value-type="string">
            <text:p text:style-name="P56">UF</text:p>
            <text:p text:style-name="P57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4.d52" table:number-columns-spanned="11" office:value-type="string">
            <text:p text:style-name="P56">Inscrição estadual</text:p>
            <text:p text:style-name="P57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52" table:number-columns-spanned="4" office:value-type="string">
            <text:p text:style-name="P56">Hora da entrada/saída</text:p>
            <text:p text:style-name="P150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4.53">
          <table:table-cell table:style-name="Tabela4.A53" table:number-columns-spanned="44" office:value-type="string">
            <text:p text:style-name="P58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58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5" office:value-type="string">
            <text:p text:style-name="P56">CNPJ/CPF</text:p>
            <text:p text:style-name="P57"><text:user-field-get text:name="py3o.danfe.object_xml.NFe.cnpj_endereco_retirada_formatado">danfe.object_xml.NFe.cnpj_endereco_retirad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5" table:number-columns-spanned="39" office:value-type="string">
            <text:p text:style-name="P56">Endereço</text:p>
            <text:p text:style-name="P57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56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58"><text:a xlink:type="simple" xlink:href="py3o://if=%22hasattr(danfe.object_xml.NFe.infNFe,%20'entrega')%22" text:style-name="Internet_20_link" text:visited-style-name="Visited_20_Internet_20_Link"><text:span text:style-name="T7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58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5" office:value-type="string">
            <text:p text:style-name="P56">CNPJ/CPF</text:p>
            <text:p text:style-name="P153"><text:user-field-get text:name="py3o.danfe.object_xml.NFe.cnpj_endereco_entrega_formatado">danfe.object_xml.NFe.cnpj_endereco_entreg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9" table:number-columns-spanned="39" office:value-type="string">
            <text:p text:style-name="P56">Endereço</text:p>
            <text:p text:style-name="P57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0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1">
          <table:table-cell table:style-name="Tabela4.A53" table:number-columns-spanned="44" office:value-type="string">
            <text:p text:style-name="P156"><text:a xlink:type="simple" xlink:href="py3o://if=%22danfe.object_xml.NFe.fatura_a_prazo%20and%20len(danfe.object_xml.NFe.infNFe.cobr.dup)%20%3E%200%22" text:style-name="Internet_20_link" text:visited-style-name="Visited_20_Internet_20_Link"><text:span text:style-name="T23">if="danfe.object_xml.NFe.fatura_a_prazo and 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A53" table:number-columns-spanned="44" office:value-type="string">
            <text:p text:style-name="P1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57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1" office:value-type="string">
            <text:p text:style-name="P56">Número da fatura</text:p>
            <text:p text:style-name="P57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56">Valor original</text:p>
            <text:p text:style-name="P144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56">Desconto</text:p>
            <text:p text:style-name="P144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3" office:value-type="string">
            <text:p text:style-name="P56">Valor líquido</text:p>
            <text:p text:style-name="P144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4">
          <table:table-cell table:style-name="Tabela4.A53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65">
          <table:table-cell table:style-name="Tabela4.A53" table:number-columns-spanned="44" office:value-type="string">
            <text:p text:style-name="P156"><text:a xlink:type="simple" xlink:href="py3o://if=%22danfe.object_xml.NFe.fatura_a_vista%20and%20len(danfe.object_xml.NFe.infNFe.cobr.dup)%20%3E%200%22" text:style-name="Internet_20_link" text:visited-style-name="Visited_20_Internet_20_Link"><text:span text:style-name="T24">if="danfe.object_xml.NFe.fatura_a_vista and 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A53" table:number-columns-spanned="44" office:value-type="string">
            <text:p text:style-name="P1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57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1" office:value-type="string">
            <text:p text:style-name="P56">Número da fatura</text:p>
            <text:p text:style-name="P57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56">Valor original</text:p>
            <text:p text:style-name="P144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56">Desconto</text:p>
            <text:p text:style-name="P144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3" office:value-type="string">
            <text:p text:style-name="P56">Valor líquido</text:p>
            <text:p text:style-name="P144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8">
          <table:table-cell table:style-name="Tabela4.A53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9">
          <table:table-cell table:style-name="Tabela4.A53" table:number-columns-spanned="44" office:value-type="string">
            <text:p text:style-name="P59"><text:a xlink:type="simple" xlink:href="py3o://if=%22len(danfe.object_xml.NFe.infNFe.cobr.dup)%20%3E%200%22" text:style-name="Internet_20_link" text:visited-style-name="Visited_20_Internet_20_Link"><text:span text:style-name="T13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A53" table:number-columns-spanned="44" office:value-type="string">
            <text:p text:style-name="P62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1">
          <table:table-cell table:style-name="Tabela4.A53" table:number-columns-spanned="44" office:value-type="string">
            <text:p text:style-name="P59"><text:a xlink:type="simple" xlink:href="py3o://for=%22dup%20in%20danfe.object_xml.NFe.infNFe.cobr.dup%22" text:style-name="Internet_20_link" text:visited-style-name="Visited_20_Internet_20_Link"><text:span text:style-name="T13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2">
          <table:table-cell table:style-name="Tabela4.A53" table:number-columns-spanned="2" office:value-type="string">
            <text:p text:style-name="P60">Número</text:p>
            <text:p text:style-name="P61"><text:user-field-get text:name="py3o.dup.nDup">dup.nDup</text:user-field-get></text:p>
          </table:table-cell>
          <table:covered-table-cell/>
          <table:table-cell table:style-name="Tabela4.C72" table:number-columns-spanned="7" office:value-type="string">
            <text:p text:style-name="P60">Vencimento</text:p>
            <text:p text:style-name="P141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35" office:value-type="string">
            <text:p text:style-name="P135">Valor</text:p>
            <text:p text:style-name="P136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A53" table:number-columns-spanned="44" office:value-type="string">
            <text:p text:style-name="P59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A53" table:number-columns-spanned="44" office:value-type="string">
            <text:p text:style-name="P5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139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3" office:value-type="string">
            <text:p text:style-name="P138">Base de cálculo do ICMS</text:p>
            <text:p text:style-name="P145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ela4.W31" table:number-columns-spanned="5" office:value-type="string">
            <text:p text:style-name="P138">Valor do ICMS</text:p>
            <text:p text:style-name="P145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table-cell table:style-name="Tabela4.W31" table:number-columns-spanned="6" office:value-type="string">
            <text:p text:style-name="P138">Base de cálculo do ICMS ST</text:p>
            <text:p text:style-name="P145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138">Valor do ICMS ST</text:p>
            <text:p text:style-name="P145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9" office:value-type="string">
            <text:p text:style-name="P138">Valor aproximado dos tributos</text:p>
            <text:p text:style-name="P145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e76" table:number-columns-spanned="8" office:value-type="string">
            <text:p text:style-name="P158">Valor do PIS</text:p>
            <text:p text:style-name="P148"><text:user-field-get text:name="py3o.danfe.object_xml.NFe.infNFe.total.ICMSTot.vPIS">danfe.object_xml.NFe.infNFe.total.ICMSTot.vPI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6" office:value-type="string">
            <text:p text:style-name="P138">Valor total dos produtos</text:p>
            <text:p text:style-name="P145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53" table:number-columns-spanned="3" office:value-type="string">
            <text:p text:style-name="P138">Valor do frete</text:p>
            <text:p text:style-name="P145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ela4.C72" table:number-columns-spanned="5" office:value-type="string">
            <text:p text:style-name="P138">Valor do seguro</text:p>
            <text:p text:style-name="P145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138">Desconto</text:p>
            <text:p text:style-name="P145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138">Outras despesas acessórias</text:p>
            <text:p text:style-name="P145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138">Valor do IPI</text:p>
            <text:p text:style-name="P145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e77" table:number-columns-spanned="8" office:value-type="string">
            <text:p text:style-name="P158">Valor do COFINS</text:p>
            <text:p text:style-name="P148"><text:user-field-get text:name="py3o.danfe.object_xml.NFe.infNFe.total.ICMSTot.vCOFINS">danfe.object_xml.NFe.infNFe.total.ICMSTot.vCOFIN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77" table:number-columns-spanned="6" office:value-type="string">
            <text:p text:style-name="P113">Valor total da nota</text:p>
            <text:p text:style-name="P151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A78" table:number-columns-spanned="44" office:value-type="string">
            <text:p text:style-name="P66"><text:a xlink:type="simple" xlink:href="py3o://if=%22danfe.object_xml.NFe.modFrete_formatado%20==%20'9-sem frete'%22" text:style-name="Internet_20_link" text:visited-style-name="Visited_20_Internet_20_Link"><text:span text:style-name="T10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4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0">
          <table:table-cell table:style-name="Tabela4.A80" table:number-columns-spanned="17" office:value-type="string">
            <text:p text:style-name="P67">Razão Social/Nome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0" table:number-columns-spanned="7" office:value-type="string">
            <text:p text:style-name="P67">Frete por conta</text:p>
            <text:p text:style-name="P68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80" table:number-columns-spanned="4" office:value-type="string">
            <text:p text:style-name="P67">Código ANTT</text:p>
            <text:p text:style-name="P68"/>
          </table:table-cell>
          <table:covered-table-cell/>
          <table:covered-table-cell/>
          <table:covered-table-cell/>
          <table:table-cell table:style-name="Tabela4.c80" table:number-columns-spanned="5" office:value-type="string">
            <text:p text:style-name="P67">Placa do veículo</text:p>
            <text:p text:style-name="P68"/>
          </table:table-cell>
          <table:covered-table-cell/>
          <table:covered-table-cell/>
          <table:covered-table-cell/>
          <table:covered-table-cell/>
          <table:table-cell table:style-name="Tabela4.h80" table:number-columns-spanned="3" office:value-type="string">
            <text:p text:style-name="P67">UF</text:p>
            <text:p text:style-name="P68"/>
          </table:table-cell>
          <table:covered-table-cell/>
          <table:covered-table-cell/>
          <table:table-cell table:style-name="Tabela4.k80" table:number-columns-spanned="8" office:value-type="string">
            <text:p text:style-name="P67">CNPJ/CPF</text:p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1">
          <table:table-cell table:style-name="Tabela4.A81" table:number-columns-spanned="17" office:value-type="string">
            <text:p text:style-name="P67">Endereço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1" table:number-columns-spanned="16" office:value-type="string">
            <text:p text:style-name="P67">Município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81" table:number-columns-spanned="3" office:value-type="string">
            <text:p text:style-name="P67">UF</text:p>
            <text:p text:style-name="P68"/>
          </table:table-cell>
          <table:covered-table-cell/>
          <table:covered-table-cell/>
          <table:table-cell table:style-name="Tabela4.k81" table:number-columns-spanned="8" office:value-type="string">
            <text:p text:style-name="P67">Inscrição estadual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2">
          <table:table-cell table:style-name="Tabela4.A82" table:number-columns-spanned="44" office:value-type="string">
            <text:p text:style-name="P6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3">
          <table:table-cell table:style-name="Tabela4.A78" table:number-columns-spanned="44" office:value-type="string">
            <text:p text:style-name="P66"><text:a xlink:type="simple" xlink:href="py3o://if=%22danfe.object_xml.NFe.modFrete_formatado%20!=%20'9-sem frete'%22" text:style-name="Internet_20_link" text:visited-style-name="Visited_20_Internet_20_Link"><text:span text:style-name="T10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4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5">
          <table:table-cell table:style-name="Tabela4.A85" table:number-columns-spanned="15" office:value-type="string">
            <text:p text:style-name="P64">Razão Social/Nome</text:p>
            <text:p text:style-name="P65"><text:bookmark-start text:name="__DdeLink__29586_270306972"/><text:bookmark-start text:name="__DdeLink__29966_270306972"/><text:user-field-get text:name="py3o.danfe.object_xml.NFe.infNFe.transp.transporta.xNome">danfe.object_xml.NFe.infNFe.transp.transporta.xNome</text:user-field-get><text:bookmark-end text:name="__DdeLink__29586_270306972"/><text:bookmark-end text:name="__DdeLink__2996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85" table:number-columns-spanned="8" office:value-type="string">
            <text:p text:style-name="P64">Frete por conta</text:p>
            <text:p text:style-name="P65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85" table:number-columns-spanned="3" office:value-type="string">
            <text:p text:style-name="P64">Código ANTT</text:p>
            <text:p text:style-name="P65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table-cell table:style-name="Tabela4.a85" table:number-columns-spanned="6" office:value-type="string">
            <text:p text:style-name="P64">Placa do veículo</text:p>
            <text:p text:style-name="P65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g85" table:number-columns-spanned="6" office:value-type="string">
            <text:p text:style-name="P64">UF</text:p>
            <text:p text:style-name="P65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m85" table:number-columns-spanned="6" office:value-type="string">
            <text:p text:style-name="P64">CNPJ/CPF</text:p>
            <text:p text:style-name="P114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15" office:value-type="string">
            <text:p text:style-name="P64">Endereço</text:p>
            <text:p text:style-name="P65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86" table:number-columns-spanned="17" office:value-type="string">
            <text:p text:style-name="P64">Município</text:p>
            <text:p text:style-name="P65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g86" table:number-columns-spanned="6" office:value-type="string">
            <text:p text:style-name="P64">UF</text:p>
            <text:p text:style-name="P65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m86" table:number-columns-spanned="6" office:value-type="string">
            <text:p text:style-name="P64">Inscrição estadual</text:p>
            <text:p text:style-name="P65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4" office:value-type="string">
            <text:p text:style-name="P8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4" office:value-type="string">
            <text:p text:style-name="P63"><text:a xlink:type="simple" xlink:href="py3o://if=%22len(danfe.object_xml.NFe.infNFe.transp.vol)%20==%200%22" text:style-name="Internet_20_link" text:visited-style-name="Visited_20_Internet_20_Link"><text:span text:style-name="T14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4" office:value-type="string">
            <text:p text:style-name="P64">Quantidade</text:p>
            <text:p text:style-name="P146"/>
          </table:table-cell>
          <table:covered-table-cell/>
          <table:covered-table-cell/>
          <table:covered-table-cell/>
          <table:table-cell table:style-name="Tabela4.W31" table:number-columns-spanned="6" office:value-type="string">
            <text:p text:style-name="P64">Espécie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9" office:value-type="string">
            <text:p text:style-name="P64">Marca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64">Número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11" office:value-type="string">
            <text:p text:style-name="P64">Peso bruto</text:p>
            <text:p text:style-name="P1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64">Peso líquido</text:p>
            <text:p text:style-name="P14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4" office:value-type="string">
            <text:p text:style-name="P6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4" office:value-type="string">
            <text:p text:style-name="P157"><text:a xlink:type="simple" xlink:href="py3o://if=%22len(danfe.object_xml.NFe.infNFe.transp.vol)%20!=%200%22" text:style-name="Internet_20_link" text:visited-style-name="Visited_20_Internet_20_Link"><text:span text:style-name="T25">if="len(danfe.object_xml.NFe.infNFe.transp.vol)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4" office:value-type="string">
            <text:p text:style-name="P63"><text:a xlink:type="simple" xlink:href="py3o://for=%22vol%20in%20danfe.object_xml.NFe.infNFe.transp.vol%22" text:style-name="Internet_20_link" text:visited-style-name="Visited_20_Internet_20_Link"><text:span text:style-name="T14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64">Quantidade</text:p>
            <text:p text:style-name="P146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64">Espécie</text:p>
            <text:p text:style-name="P65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64">Marca</text:p>
            <text:p text:style-name="P65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64">Número</text:p>
            <text:p text:style-name="P65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64">Peso bruto</text:p>
            <text:p text:style-name="P146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64">Peso líquido</text:p>
            <text:p text:style-name="P146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4" office:value-type="string">
            <text:p text:style-name="P6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4" office:value-type="string">
            <text:p text:style-name="P6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70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7">
          <table:table-cell table:style-name="Tabela4.A97" table:number-rows-spanned="2" office:value-type="string">
            <text:p text:style-name="P140">Código do produto</text:p>
          </table:table-cell>
          <table:table-cell table:style-name="Tabela4.B97" table:number-rows-spanned="2" table:number-columns-spanned="10" office:value-type="string">
            <text:p text:style-name="P140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97" table:number-rows-spanned="2" table:number-columns-spanned="2" office:value-type="string">
            <text:p text:style-name="P140">NCM/SH</text:p>
          </table:table-cell>
          <table:covered-table-cell/>
          <table:table-cell table:style-name="Tabela4.N97" table:number-rows-spanned="2" table:number-columns-spanned="3" office:value-type="string">
            <text:p text:style-name="P120"><text:user-field-get text:name="py3o.danfe.object_xml.NFe.cst_descricao">danfe.object_xml.NFe.cst_descricao</text:user-field-get></text:p>
          </table:table-cell>
          <table:covered-table-cell/>
          <table:covered-table-cell/>
          <table:table-cell table:style-name="Tabela4.Q97" table:number-rows-spanned="2" office:value-type="string">
            <text:p text:style-name="P140">CFOP</text:p>
          </table:table-cell>
          <table:table-cell table:style-name="Tabela4.R97" table:number-rows-spanned="2" table:number-columns-spanned="3" office:value-type="string">
            <text:p text:style-name="P140">Quantidade</text:p>
            <text:p text:style-name="P140">Unidade</text:p>
          </table:table-cell>
          <table:covered-table-cell/>
          <table:covered-table-cell/>
          <table:table-cell table:style-name="Tabela4.U97" table:number-rows-spanned="2" table:number-columns-spanned="5" office:value-type="string">
            <text:p text:style-name="P140">Valor unitário</text:p>
          </table:table-cell>
          <table:covered-table-cell/>
          <table:covered-table-cell/>
          <table:covered-table-cell/>
          <table:covered-table-cell/>
          <table:table-cell table:style-name="Tabela4.Z97" table:number-rows-spanned="2" table:number-columns-spanned="6" office:value-type="string">
            <text:p text:style-name="P140">Valor 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f97" table:number-rows-spanned="2" table:number-columns-spanned="4" office:value-type="string">
            <text:p text:style-name="P140">Base de cálculo do ICMS</text:p>
          </table:table-cell>
          <table:covered-table-cell/>
          <table:covered-table-cell/>
          <table:covered-table-cell/>
          <table:table-cell table:style-name="Tabela4.j97" table:number-rows-spanned="2" table:number-columns-spanned="4" office:value-type="string">
            <text:p text:style-name="P140">Valor do ICMS</text:p>
          </table:table-cell>
          <table:covered-table-cell/>
          <table:covered-table-cell/>
          <table:covered-table-cell/>
          <table:table-cell table:style-name="Tabela4.n97" table:number-rows-spanned="2" table:number-columns-spanned="3" office:value-type="string">
            <text:p text:style-name="P140">Valor do IPI</text:p>
          </table:table-cell>
          <table:covered-table-cell/>
          <table:covered-table-cell/>
          <table:table-cell table:style-name="Tabela4.q97" table:number-columns-spanned="2" office:value-type="string">
            <text:p text:style-name="P140">Alíquotas</text:p>
          </table:table-cell>
          <table:covered-table-cell/>
        </table:table-row>
        <table:table-row>
          <table:covered-table-cell table:style-name="Tabela4.A97"/>
          <table:covered-table-cell table:style-name="Tabela4.B9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L97"/>
          <table:covered-table-cell/>
          <table:covered-table-cell table:style-name="Tabela4.N97"/>
          <table:covered-table-cell/>
          <table:covered-table-cell/>
          <table:covered-table-cell table:style-name="Tabela4.Q97"/>
          <table:covered-table-cell table:style-name="Tabela4.R97"/>
          <table:covered-table-cell/>
          <table:covered-table-cell/>
          <table:covered-table-cell table:style-name="Tabela4.U97"/>
          <table:covered-table-cell/>
          <table:covered-table-cell/>
          <table:covered-table-cell/>
          <table:covered-table-cell/>
          <table:covered-table-cell table:style-name="Tabela4.Z97"/>
          <table:covered-table-cell/>
          <table:covered-table-cell/>
          <table:covered-table-cell/>
          <table:covered-table-cell/>
          <table:covered-table-cell/>
          <table:covered-table-cell table:style-name="Tabela4.f97"/>
          <table:covered-table-cell/>
          <table:covered-table-cell/>
          <table:covered-table-cell/>
          <table:covered-table-cell table:style-name="Tabela4.j97"/>
          <table:covered-table-cell/>
          <table:covered-table-cell/>
          <table:covered-table-cell/>
          <table:covered-table-cell table:style-name="Tabela4.n97"/>
          <table:covered-table-cell/>
          <table:covered-table-cell/>
          <table:table-cell table:style-name="Tabela4.q98" office:value-type="string">
            <text:p text:style-name="P140">ICMS</text:p>
          </table:table-cell>
          <table:table-cell table:style-name="Tabela4.r98" office:value-type="string">
            <text:p text:style-name="P140">IPI</text:p>
          </table:table-cell>
        </table:table-row>
        <table:table-row>
          <table:table-cell table:style-name="Tabela4.A99" table:number-columns-spanned="44" office:value-type="string">
            <text:p text:style-name="P71"><text:a xlink:type="simple" xlink:href="py3o://for=%22det%20in%20danfe.object_xml.NFe.infNFe.det%22" text:style-name="Internet_20_link" text:visited-style-name="Visited_20_Internet_20_Link"><text:span text:style-name="T18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99" table:number-columns-spanned="44" office:value-type="string">
            <text:p text:style-name="P71"><text:a xlink:type="simple" xlink:href="py3o://if=%22det.numero_item%20%25%202%20!=%200%22" text:style-name="Internet_20_link" text:visited-style-name="Visited_20_Internet_20_Link"><text:span text:style-name="T20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1">
          <table:table-cell table:style-name="Tabela4.A101" office:value-type="string">
            <text:p text:style-name="P128"><text:user-field-get text:name="py3o.det.prod.cProd">det.prod.cProd</text:user-field-get></text:p>
          </table:table-cell>
          <table:table-cell table:style-name="Tabela4.B101" table:number-columns-spanned="10" office:value-type="string">
            <text:p text:style-name="P128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1" table:number-columns-spanned="2" office:value-type="string">
            <text:p text:style-name="P129"><text:user-field-get text:name="py3o.det.prod.NCM">det.prod.NCM</text:user-field-get></text:p>
          </table:table-cell>
          <table:covered-table-cell/>
          <table:table-cell table:style-name="Tabela4.N101" table:number-columns-spanned="3" office:value-type="string">
            <text:p text:style-name="P129"><text:user-field-get text:name="py3o.det.cst_formatado">det.cst_formatado</text:user-field-get></text:p>
          </table:table-cell>
          <table:covered-table-cell/>
          <table:covered-table-cell/>
          <table:table-cell table:style-name="Tabela4.Q101" office:value-type="string">
            <text:p text:style-name="P129"><text:user-field-get text:name="py3o.det.prod.CFOP">det.prod.CFOP</text:user-field-get></text:p>
          </table:table-cell>
          <table:table-cell table:style-name="Tabela4.R101" table:number-columns-spanned="3" office:value-type="string">
            <text:p text:style-name="P132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4.U101" table:number-columns-spanned="5" office:value-type="string">
            <text:p text:style-name="P130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Z101" table:number-columns-spanned="6" office:value-type="string">
            <text:p text:style-name="P130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f101" table:number-columns-spanned="4" office:value-type="string">
            <text:p text:style-name="P20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j101" table:number-columns-spanned="4" office:value-type="string">
            <text:p text:style-name="P22"><text:user-field-get text:name="py3o.det.valor_icms">det.valor_icms</text:user-field-get></text:p>
          </table:table-cell>
          <table:covered-table-cell/>
          <table:covered-table-cell/>
          <table:covered-table-cell/>
          <table:table-cell table:style-name="Tabela4.n101" table:number-columns-spanned="3" office:value-type="string">
            <text:p text:style-name="P130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q101" office:value-type="string">
            <text:p text:style-name="P23"><text:user-field-get text:name="py3o.det.aliquota_icms">det.aliquota_icms</text:user-field-get></text:p>
          </table:table-cell>
          <table:table-cell table:style-name="Tabela4.r101" office:value-type="string">
            <text:p text:style-name="P130"><text:user-field-get text:name="py3o.det.imposto.IPI.IPITrib.pIPI">det.imposto.IPI.IPITrib.pIPI</text:user-field-get></text:p>
          </table:table-cell>
        </table:table-row>
        <table:table-row>
          <table:table-cell table:style-name="Tabela4.A99" table:number-columns-spanned="44" office:value-type="string">
            <text:p text:style-name="P71"><text:a xlink:type="simple" xlink:href="py3o://if=%22hasattr(det,'infAdProd')%22" text:style-name="Internet_20_link" text:visited-style-name="Visited_20_Internet_20_Link"><text:span text:style-name="T15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3">
          <table:table-cell table:style-name="Tabela4.A103" office:value-type="string">
            <text:p text:style-name="P131"/>
          </table:table-cell>
          <table:table-cell table:style-name="Tabela4.B103" table:number-columns-spanned="10" office:value-type="string">
            <text:p text:style-name="P128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3" table:number-columns-spanned="2" office:value-type="string">
            <text:p text:style-name="P131"/>
          </table:table-cell>
          <table:covered-table-cell/>
          <table:table-cell table:style-name="Tabela4.N103" table:number-columns-spanned="3" office:value-type="string">
            <text:p text:style-name="P131"/>
          </table:table-cell>
          <table:covered-table-cell/>
          <table:covered-table-cell/>
          <table:table-cell table:style-name="Tabela4.Q103" office:value-type="string">
            <text:p text:style-name="P131"/>
          </table:table-cell>
          <table:table-cell table:style-name="Tabela4.R103" table:number-columns-spanned="3" office:value-type="string">
            <text:p text:style-name="P131"/>
          </table:table-cell>
          <table:covered-table-cell/>
          <table:covered-table-cell/>
          <table:table-cell table:style-name="Tabela4.U103" table:number-columns-spanned="5" office:value-type="string">
            <text:p text:style-name="P131"/>
          </table:table-cell>
          <table:covered-table-cell/>
          <table:covered-table-cell/>
          <table:covered-table-cell/>
          <table:covered-table-cell/>
          <table:table-cell table:style-name="Tabela4.Z103" table:number-columns-spanned="6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table-cell table:style-name="Tabela4.f103" table:number-columns-spanned="4" office:value-type="string">
            <text:p text:style-name="P131"/>
          </table:table-cell>
          <table:covered-table-cell/>
          <table:covered-table-cell/>
          <table:covered-table-cell/>
          <table:table-cell table:style-name="Tabela4.j103" table:number-columns-spanned="4" office:value-type="string">
            <text:p text:style-name="P131"/>
          </table:table-cell>
          <table:covered-table-cell/>
          <table:covered-table-cell/>
          <table:covered-table-cell/>
          <table:table-cell table:style-name="Tabela4.n103" table:number-columns-spanned="3" office:value-type="string">
            <text:p text:style-name="P131"/>
          </table:table-cell>
          <table:covered-table-cell/>
          <table:covered-table-cell/>
          <table:table-cell table:style-name="Tabela4.q103" office:value-type="string">
            <text:p text:style-name="P133"/>
          </table:table-cell>
          <table:table-cell table:style-name="Tabela4.r103" office:value-type="string">
            <text:p text:style-name="P133"/>
          </table:table-cell>
        </table:table-row>
        <table:table-row>
          <table:table-cell table:style-name="Tabela4.A99" table:number-columns-spanned="44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5" table:number-columns-spanned="44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6" table:number-columns-spanned="44" office:value-type="string">
            <text:p text:style-name="P71"><text:a xlink:type="simple" xlink:href="py3o://if=%22det.numero_item%20%25%202%20==%200%22" text:style-name="Internet_20_link" text:visited-style-name="Visited_20_Internet_20_Link"><text:span text:style-name="T20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7">
          <table:table-cell table:style-name="Tabela4.A107" office:value-type="string">
            <text:p text:style-name="P14"><text:user-field-get text:name="py3o.det.prod.cProd">det.prod.cProd</text:user-field-get></text:p>
          </table:table-cell>
          <table:table-cell table:style-name="Tabela4.B107" table:number-columns-spanned="10" office:value-type="string">
            <text:p text:style-name="P14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2" office:value-type="string">
            <text:p text:style-name="P15"><text:user-field-get text:name="py3o.det.prod.NCM">det.prod.NCM</text:user-field-get></text:p>
          </table:table-cell>
          <table:covered-table-cell/>
          <table:table-cell table:style-name="Tabela4.B107" table:number-columns-spanned="3" office:value-type="string">
            <text:p text:style-name="P16"><text:user-field-get text:name="py3o.det.cst_formatado">det.cst_formatado</text:user-field-get><text:soft-page-break/></text:p>
          </table:table-cell>
          <table:covered-table-cell/>
          <table:covered-table-cell/>
          <table:table-cell table:style-name="Tabela4.B107" office:value-type="string">
            <text:p text:style-name="P15"><text:user-field-get text:name="py3o.det.prod.CFOP">det.prod.CFOP</text:user-field-get><text:soft-page-break/></text:p>
          </table:table-cell>
          <table:table-cell table:style-name="Tabela4.B107" table:number-columns-spanned="3" office:value-type="string">
            <text:p text:style-name="P134"><text:span text:style-name="T19"><text:user-field-get text:name="py3o.det.prod.qCom">det.prod.qCom</text:user-field-get></text:span><text:span text:style-name="T19"><text:s/></text:span><text:span text:style-name="T11"><text:user-field-get text:name="py3o.det.prod.uCom">det.prod.uCom</text:user-field-get></text:span></text:p>
          </table:table-cell>
          <table:covered-table-cell/>
          <table:covered-table-cell/>
          <table:table-cell table:style-name="Tabela4.B107" table:number-columns-spanned="5" office:value-type="string">
            <text:p text:style-name="P17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6" office:value-type="string">
            <text:p text:style-name="P17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4" office:value-type="string">
            <text:p text:style-name="P19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B107" table:number-columns-spanned="4" office:value-type="string">
            <text:p text:style-name="P21"><text:user-field-get text:name="py3o.det.valor_icms">det.valor_icms</text:user-field-get></text:p>
          </table:table-cell>
          <table:covered-table-cell/>
          <table:covered-table-cell/>
          <table:covered-table-cell/>
          <table:table-cell table:style-name="Tabela4.B107" table:number-columns-spanned="3" office:value-type="string">
            <text:p text:style-name="P18"><text:user-field-get text:name="py3o.det.imposto.IPI.IPITrib.vIPI">det.imposto.IPI.IPITrib.vIPI</text:user-field-get><text:soft-page-break/></text:p>
          </table:table-cell>
          <table:covered-table-cell/>
          <table:covered-table-cell/>
          <table:table-cell table:style-name="Tabela4.B107" office:value-type="string">
            <text:p text:style-name="P21"><text:user-field-get text:name="py3o.det.aliquota_icms">det.aliquota_icms</text:user-field-get><text:soft-page-break/></text:p>
          </table:table-cell>
          <table:table-cell table:style-name="Tabela4.B107" office:value-type="string">
            <text:p text:style-name="P18"><text:user-field-get text:name="py3o.det.imposto.IPI.IPITrib.pIPI">det.imposto.IPI.IPITrib.pIPI</text:user-field-get><text:soft-page-break/></text:p>
          </table:table-cell>
        </table:table-row>
        <table:table-row table:style-name="Tabela4.108">
          <table:table-cell table:style-name="Tabela4.A108" table:number-columns-spanned="44" office:value-type="string">
            <text:p text:style-name="P71"><text:a xlink:type="simple" xlink:href="py3o://if=%22hasattr(det,'infAdProd')%22" text:style-name="Internet_20_link" text:visited-style-name="Visited_20_Internet_20_Link"><text:span text:style-name="T17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9">
          <table:table-cell table:style-name="Tabela4.A109" office:value-type="string">
            <text:p text:style-name="P126"/>
          </table:table-cell>
          <table:table-cell table:style-name="Tabela4.B109" table:number-columns-spanned="10" office:value-type="string">
            <text:p text:style-name="P125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9" table:number-columns-spanned="2" office:value-type="string">
            <text:p text:style-name="P126"/>
          </table:table-cell>
          <table:covered-table-cell/>
          <table:table-cell table:style-name="Tabela4.L109" table:number-columns-spanned="3" office:value-type="string">
            <text:p text:style-name="P126"/>
          </table:table-cell>
          <table:covered-table-cell/>
          <table:covered-table-cell/>
          <table:table-cell table:style-name="Tabela4.L109" office:value-type="string">
            <text:p text:style-name="P126"/>
          </table:table-cell>
          <table:table-cell table:style-name="Tabela4.L109" table:number-columns-spanned="3" office:value-type="string">
            <text:p text:style-name="P126"/>
          </table:table-cell>
          <table:covered-table-cell/>
          <table:covered-table-cell/>
          <table:table-cell table:style-name="Tabela4.L109" table:number-columns-spanned="5" office:value-type="string">
            <text:p text:style-name="P126"/>
          </table:table-cell>
          <table:covered-table-cell/>
          <table:covered-table-cell/>
          <table:covered-table-cell/>
          <table:covered-table-cell/>
          <table:table-cell table:style-name="Tabela4.L109" table:number-columns-spanned="6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table-cell table:style-name="Tabela4.L109" table:number-columns-spanned="4" office:value-type="string">
            <text:p text:style-name="P126"/>
          </table:table-cell>
          <table:covered-table-cell/>
          <table:covered-table-cell/>
          <table:covered-table-cell/>
          <table:table-cell table:style-name="Tabela4.L109" table:number-columns-spanned="4" office:value-type="string">
            <text:p text:style-name="P126"/>
          </table:table-cell>
          <table:covered-table-cell/>
          <table:covered-table-cell/>
          <table:covered-table-cell/>
          <table:table-cell table:style-name="Tabela4.L109" table:number-columns-spanned="3" office:value-type="string">
            <text:p text:style-name="P126"/>
          </table:table-cell>
          <table:covered-table-cell/>
          <table:covered-table-cell/>
          <table:table-cell table:style-name="Tabela4.L109" office:value-type="string">
            <text:p text:style-name="P127"/>
          </table:table-cell>
          <table:table-cell table:style-name="Tabela4.L109" office:value-type="string">
            <text:p text:style-name="P127"/>
          </table:table-cell>
        </table:table-row>
        <table:table-row table:style-name="Tabela4.110">
          <table:table-cell table:style-name="Tabela4.A108" table:number-columns-spanned="44" office:value-type="string">
            <text:p text:style-name="P69"><text:a xlink:type="simple" xlink:href="py3o:///if" text:style-name="Internet_20_link" text:visited-style-name="Visited_20_Internet_20_Link"><text:span text:style-name="T16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1" table:number-columns-spanned="44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99" table:number-columns-spanned="44" office:value-type="string">
            <text:p text:style-name="P69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p text:style-name="P78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72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74">Inscrição municipal</text:p>
            <text:p text:style-name="P75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74">Valor total dos serviços</text:p>
            <text:p text:style-name="P147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74">Base de cálculo do ISSQN</text:p>
            <text:p text:style-name="P147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74">Valor total do ISSQN</text:p>
            <text:p text:style-name="P147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7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76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74">Informações complementares</text:p>
            <text:p text:style-name="P73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74">Reservado ao Fisco</text:p>
            <text:p text:style-name="P75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79">Impresso dia <text:date style:data-style-name="N36" text:date-value="2024-07-16T18:08:55.147738549">16/07/2024</text:date><text:s/>às <text:time style:data-style-name="N61" text:time-value="2024-07-16T18:08:55.147827188">18:08:52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7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style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2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style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style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13T10:00:19.985275636</meta:creation-date>
    <dc:date>2024-07-16T18:08:54.774212775</dc:date>
    <meta:editing-duration>P1DT10M24S</meta:editing-duration>
    <meta:editing-cycles>162</meta:editing-cycles>
    <meta:generator>LibreOffice/7.3.7.2$Linux_X86_64 LibreOffice_project/30$Build-2</meta:generator>
    <meta:document-statistic meta:table-count="3" meta:image-count="0" meta:object-count="0" meta:page-count="5" meta:paragraph-count="483" meta:word-count="942" meta:character-count="13690" meta:non-whitespace-character-count="13075"/>
  </office:meta>
</office:document-meta>
</file>